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60"/>
  </office:automatic-styles>
  <office:body>
    <office:spreadsheet>
      <table:table table:name="good par ests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Modelled</text:p>
          </table:table-cell>
          <table:table-cell office:value-type="string" calcext:value-type="string">
            <text:p>Er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gppall3</text:p>
          </table:table-cell>
          <table:table-cell office:value-type="float" office:value="398" calcext:value-type="float">
            <text:p>398</text:p>
          </table:table-cell>
          <table:table-cell office:value-type="float" office:value="332.0455" calcext:value-type="float">
            <text:p>332.0455</text:p>
          </table:table-cell>
          <table:table-cell table:formula="of:=ABS([.C2]-[.D2])/[.C2]" office:value-type="float" office:value="0.165714824120603" calcext:value-type="float">
            <text:p>0.1657148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nppall3</text:p>
          </table:table-cell>
          <table:table-cell office:value-type="float" office:value="199" calcext:value-type="float">
            <text:p>199</text:p>
          </table:table-cell>
          <table:table-cell office:value-type="float" office:value="171.0188" calcext:value-type="float">
            <text:p>171.0188</text:p>
          </table:table-cell>
          <table:table-cell table:formula="of:=ABS([.C3]-[.D3])/[.C3]" office:value-type="float" office:value="0.140609045226131" calcext:value-type="float">
            <text:p>0.1406090452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cl3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53.18003" calcext:value-type="float">
            <text:p>53.18003</text:p>
          </table:table-cell>
          <table:table-cell table:formula="of:=ABS([.C4]-[.D4])/[.C4]" office:value-type="float" office:value="0.617500665309675" calcext:value-type="float">
            <text:p>0.6175006653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cw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5]-[.D5])/[.C5]" office:value-type="string" office:string-value="" calcext:value-type="error">
            <text:p>#DIV/0!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cr3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290.5036" calcext:value-type="float">
            <text:p>290.5036</text:p>
          </table:table-cell>
          <table:table-cell table:formula="of:=ABS([.C6]-[.D6])/[.C6]" office:value-type="float" office:value="0.197577666380846" calcext:value-type="float">
            <text:p>0.1975776664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csum3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343.6837" calcext:value-type="float">
            <text:p>343.6837</text:p>
          </table:table-cell>
          <table:table-cell table:formula="of:=ABS([.C7]-[.D7])/[.C7]" office:value-type="float" office:value="0.0993826141417" calcext:value-type="float">
            <text:p>0.0993826141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nl3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2.659001" calcext:value-type="float">
            <text:p>2.659001</text:p>
          </table:table-cell>
          <table:table-cell table:formula="of:=ABS([.C8]-[.D8])/[.C8]" office:value-type="float" office:value="0.516247985125404" calcext:value-type="float">
            <text:p>0.5162479851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nw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C9]-[.D9])/[.C9]" office:value-type="string" office:string-value="" calcext:value-type="error">
            <text:p>#DIV/0!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nr3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14.52518" calcext:value-type="float">
            <text:p>14.52518</text:p>
          </table:table-cell>
          <table:table-cell table:formula="of:=ABS([.C10]-[.D10])/[.C10]" office:value-type="float" office:value="1.84424314697652" calcext:value-type="float">
            <text:p>1.844243147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nsum3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17.18418" calcext:value-type="float">
            <text:p>17.18418</text:p>
          </table:table-cell>
          <table:table-cell table:formula="of:=ABS([.C11]-[.D11])/[.C11]" office:value-type="float" office:value="0.620613948224643" calcext:value-type="float">
            <text:p>0.6206139482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vegonly soil pool start</text:p>
          </table:table-cell>
          <table:table-cell office:value-type="string" calcext:value-type="string">
            <text:p>veglbln3</text:p>
          </table:table-cell>
          <table:table-cell office:value-type="float" office:value="2.1207" calcext:value-type="float">
            <text:p>2.1207</text:p>
          </table:table-cell>
          <table:table-cell office:value-type="float" office:value="2.76444" calcext:value-type="float">
            <text:p>2.76444</text:p>
          </table:table-cell>
          <table:table-cell table:formula="of:=ABS([.C12]-[.D12])/[.C12]" office:value-type="float" office:value="0.303550714386759" calcext:value-type="float">
            <text:p>0.3035507144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unweighted, pft3</text:p>
          </table:table-cell>
          <table:table-cell office:value-type="string" calcext:value-type="string">
            <text:p>carbondeep</text:p>
          </table:table-cell>
          <table:table-cell office:value-type="float" office:value="3213.02" calcext:value-type="float">
            <text:p>3213.02</text:p>
          </table:table-cell>
          <table:table-cell office:value-type="float" office:value="3499.205" calcext:value-type="float">
            <text:p>3499.205</text:p>
          </table:table-cell>
          <table:table-cell table:formula="of:=ABS([.C13]-[.D13])/[.C13]" office:value-type="float" office:value="0.0890704072803779" calcext:value-type="float">
            <text:p>0.0890704073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unweighted, pft3</text:p>
          </table:table-cell>
          <table:table-cell office:value-type="string" calcext:value-type="string">
            <text:p>carbonshallow</text:p>
          </table:table-cell>
          <table:table-cell office:value-type="float" office:value="3562.65" calcext:value-type="float">
            <text:p>3562.65</text:p>
          </table:table-cell>
          <table:table-cell office:value-type="float" office:value="2384.934" calcext:value-type="float">
            <text:p>2384.934</text:p>
          </table:table-cell>
          <table:table-cell table:formula="of:=ABS([.C14]-[.D14])/[.C14]" office:value-type="float" office:value="0.330573028504063" calcext:value-type="float">
            <text:p>0.3305730285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unweighted, pft3</text:p>
          </table:table-cell>
          <table:table-cell office:value-type="string" calcext:value-type="string">
            <text:p>carbonminsum</text:p>
          </table:table-cell>
          <table:table-cell office:value-type="float" office:value="23913.3" calcext:value-type="float">
            <text:p>23913.3</text:p>
          </table:table-cell>
          <table:table-cell office:value-type="float" office:value="22385.61" calcext:value-type="float">
            <text:p>22385.61</text:p>
          </table:table-cell>
          <table:table-cell table:formula="of:=ABS([.C15]-[.D15])/[.C15]" office:value-type="float" office:value="0.0638845328750109" calcext:value-type="float">
            <text:p>0.0638845329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unweighted, pft3</text:p>
          </table:table-cell>
          <table:table-cell office:value-type="string" calcext:value-type="string">
            <text:p>organicnsum</text:p>
          </table:table-cell>
          <table:table-cell office:value-type="float" office:value="2120" calcext:value-type="float">
            <text:p>2120</text:p>
          </table:table-cell>
          <table:table-cell office:value-type="float" office:value="1568.657" calcext:value-type="float">
            <text:p>1568.657</text:p>
          </table:table-cell>
          <table:table-cell table:formula="of:=ABS([.C16]-[.D16])/[.C16]" office:value-type="float" office:value="0.260067452830189" calcext:value-type="float">
            <text:p>0.2600674528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vegonly all pfts</text:p>
          </table:table-cell>
          <table:table-cell office:value-type="string" calcext:value-type="string">
            <text:p>nppall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11.93476" calcext:value-type="float">
            <text:p>11.93476</text:p>
          </table:table-cell>
          <table:table-cell office:value-type="float" office:value="0.0697625839841619" calcext:value-type="float">
            <text:p>0.069762584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vegonly all pfts</text:p>
          </table:table-cell>
          <table:table-cell office:value-type="string" calcext:value-type="string">
            <text:p>vegcl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2.75831" calcext:value-type="float">
            <text:p>32.75831</text:p>
          </table:table-cell>
          <table:table-cell office:value-type="float" office:value="0.254366030477881" calcext:value-type="float">
            <text:p>0.2543660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gonly all pfts</text:p>
          </table:table-cell>
          <table:table-cell office:value-type="string" calcext:value-type="string">
            <text:p>vegcsum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2.75831" calcext:value-type="float">
            <text:p>32.75831</text:p>
          </table:table-cell>
          <table:table-cell office:value-type="float" office:value="0.254366030477881" calcext:value-type="float">
            <text:p>0.2543660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ed2</text:p>
          </table:table-cell>
          <table:table-cell office:value-type="string" calcext:value-type="string">
            <text:p>gppall5</text:p>
          </table:table-cell>
          <table:table-cell office:value-type="float" office:value="25.6595" calcext:value-type="float">
            <text:p>25.6595</text:p>
          </table:table-cell>
          <table:table-cell office:value-type="float" office:value="20.12935" calcext:value-type="float">
            <text:p>20.12935</text:p>
          </table:table-cell>
          <table:table-cell table:formula="of:=ABS([.D20]-[.C20])/[.C20]" office:value-type="float" office:value="0.215520567431166" calcext:value-type="float">
            <text:p>0.2155205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ed3</text:p>
          </table:table-cell>
          <table:table-cell office:value-type="string" calcext:value-type="string">
            <text:p>nppall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6.978361" calcext:value-type="float">
            <text:p>6.978361</text:p>
          </table:table-cell>
          <table:table-cell table:formula="of:=ABS([.D21]-[.C21])/[.C21]" office:value-type="float" office:value="0.456081856303294" calcext:value-type="float">
            <text:p>0.4560818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ghted4</text:p>
          </table:table-cell>
          <table:table-cell office:value-type="string" calcext:value-type="string">
            <text:p>vegcsum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3.61465" calcext:value-type="float">
            <text:p>33.61465</text:p>
          </table:table-cell>
          <table:table-cell table:formula="of:=ABS([.D22]-[.C22])/[.C22]" office:value-type="float" office:value="0.234874298655923" calcext:value-type="float">
            <text:p>0.2348742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carbonminsum</text:p>
          </table:table-cell>
          <table:table-cell office:value-type="float" office:value="23913.5374962452" calcext:value-type="float">
            <text:p>23913.5374962452</text:p>
          </table:table-cell>
          <table:table-cell office:value-type="float" office:value="23924.3010097274" calcext:value-type="float">
            <text:p>23924.3010097274</text:p>
          </table:table-cell>
          <table:table-cell office:value-type="float" office:value="0.000450101265188101" calcext:value-type="float">
            <text:p>0.000450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organicnsum</text:p>
          </table:table-cell>
          <table:table-cell office:value-type="float" office:value="2121.37554661173" calcext:value-type="float">
            <text:p>2121.3755466117</text:p>
          </table:table-cell>
          <table:table-cell office:value-type="float" office:value="1820.52463587269" calcext:value-type="float">
            <text:p>1820.5246358727</text:p>
          </table:table-cell>
          <table:table-cell office:value-type="float" office:value="0.141818788860633" calcext:value-type="float">
            <text:p>0.1418187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nppall5</text:p>
          </table:table-cell>
          <table:table-cell office:value-type="float" office:value="12.8297924298877" calcext:value-type="float">
            <text:p>12.8297924299</text:p>
          </table:table-cell>
          <table:table-cell office:value-type="float" office:value="9.53735315595709" calcext:value-type="float">
            <text:p>9.537353156</text:p>
          </table:table-cell>
          <table:table-cell office:value-type="float" office:value="0.256624516095887" calcext:value-type="float">
            <text:p>0.2566245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gppall6</text:p>
          </table:table-cell>
          <table:table-cell office:value-type="float" office:value="34.1618662486573" calcext:value-type="float">
            <text:p>34.1618662487</text:p>
          </table:table-cell>
          <table:table-cell office:value-type="float" office:value="34.8861882943461" calcext:value-type="float">
            <text:p>34.8861882943</text:p>
          </table:table-cell>
          <table:table-cell office:value-type="float" office:value="0.0212026486028768" calcext:value-type="float">
            <text:p>0.0212026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nppall6</text:p>
          </table:table-cell>
          <table:table-cell office:value-type="float" office:value="17.0810557754332" calcext:value-type="float">
            <text:p>17.0810557754</text:p>
          </table:table-cell>
          <table:table-cell office:value-type="float" office:value="11.9979763731909" calcext:value-type="float">
            <text:p>11.9979763732</text:p>
          </table:table-cell>
          <table:table-cell office:value-type="float" office:value="0.297585785625326" calcext:value-type="float">
            <text:p>0.2975857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vegnl6</text:p>
          </table:table-cell>
          <table:table-cell office:value-type="float" office:value="1.6155266458205" calcext:value-type="float">
            <text:p>1.6155266458</text:p>
          </table:table-cell>
          <table:table-cell office:value-type="float" office:value="1.36341625189774" calcext:value-type="float">
            <text:p>1.3634162519</text:p>
          </table:table-cell>
          <table:table-cell office:value-type="float" office:value="0.15605461821072" calcext:value-type="float">
            <text:p>0.1560546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vegnsum6</text:p>
          </table:table-cell>
          <table:table-cell office:value-type="float" office:value="1.6155266458205" calcext:value-type="float">
            <text:p>1.6155266458</text:p>
          </table:table-cell>
          <table:table-cell office:value-type="float" office:value="1.36341625189774" calcext:value-type="float">
            <text:p>1.3634162519</text:p>
          </table:table-cell>
          <table:table-cell office:value-type="float" office:value="0.15605461821072" calcext:value-type="float">
            <text:p>0.1560546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veglbln6</text:p>
          </table:table-cell>
          <table:table-cell office:value-type="float" office:value="0.323104331556644" calcext:value-type="float">
            <text:p>0.3231043316</text:p>
          </table:table-cell>
          <table:table-cell office:value-type="float" office:value="0.304300980480284" calcext:value-type="float">
            <text:p>0.3043009805</text:p>
          </table:table-cell>
          <table:table-cell office:value-type="float" office:value="0.0581959114746927" calcext:value-type="float">
            <text:p>0.0581959115</text:p>
          </table:table-cell>
          <table:table-cell table:number-columns-repeated="6"/>
        </table:table-row>
      </table:table>
      <table:table table:name="vegonly_allpft" table:style-name="ta1">
        <table:table-column table:style-name="co2" table:number-columns-repeated="12" table:default-cell-style-name="Default"/>
        <table:table-column table:style-name="co2" table:default-cell-style-name="ce2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odelled</text:p>
          </table:table-cell>
          <table:table-cell office:value-type="string" calcext:value-type="string">
            <text:p>Residual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gppall3</text:p>
          </table:table-cell>
          <table:table-cell office:value-type="string" calcext:value-type="string">
            <text:p>obsgroup</text:p>
          </table:table-cell>
          <table:table-cell office:value-type="float" office:value="398" calcext:value-type="float">
            <text:p>398</text:p>
          </table:table-cell>
          <table:table-cell office:value-type="float" office:value="93.46655" calcext:value-type="float">
            <text:p>93.46655</text:p>
          </table:table-cell>
          <table:table-cell office:value-type="float" office:value="304.5334" calcext:value-type="float">
            <text:p>304.5334</text:p>
          </table:table-cell>
          <table:table-cell table:formula="of:=ABS([.D2]-[.E2])/[.D2]" office:value-type="float" office:value="0.765159422110553" calcext:value-type="float">
            <text:p>0.7651594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ppall3</text:p>
          </table:table-cell>
          <table:table-cell office:value-type="string" calcext:value-type="string">
            <text:p>obsgroup</text:p>
          </table:table-cell>
          <table:table-cell office:value-type="float" office:value="199" calcext:value-type="float">
            <text:p>199</text:p>
          </table:table-cell>
          <table:table-cell office:value-type="float" office:value="46.66061" calcext:value-type="float">
            <text:p>46.66061</text:p>
          </table:table-cell>
          <table:table-cell office:value-type="float" office:value="152.3394" calcext:value-type="float">
            <text:p>152.3394</text:p>
          </table:table-cell>
          <table:table-cell table:formula="of:=ABS([.D3]-[.E3])/[.D3]" office:value-type="float" office:value="0.765524572864322" calcext:value-type="float">
            <text:p>0.76552457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l3</text:p>
          </table:table-cell>
          <table:table-cell office:value-type="string" calcext:value-type="string">
            <text:p>obsgroup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31.59949" calcext:value-type="float">
            <text:p>31.59949</text:p>
          </table:table-cell>
          <table:table-cell office:value-type="float" office:value="107.4335" calcext:value-type="float">
            <text:p>107.4335</text:p>
          </table:table-cell>
          <table:table-cell table:formula="of:=ABS([.D4]-[.E4])/[.D4]" office:value-type="float" office:value="0.772719498248617" calcext:value-type="float">
            <text:p>0.7727194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w3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5]-[.E5])/[.D5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3</text:p>
          </table:table-cell>
          <table:table-cell office:value-type="string" calcext:value-type="string">
            <text:p>obsgroup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72.40769" calcext:value-type="float">
            <text:p>72.40769</text:p>
          </table:table-cell>
          <table:table-cell office:value-type="float" office:value="170.1683" calcext:value-type="float">
            <text:p>170.1683</text:p>
          </table:table-cell>
          <table:table-cell table:formula="of:=ABS([.D6]-[.E6])/[.D6]" office:value-type="float" office:value="0.701505136534529" calcext:value-type="float">
            <text:p>0.701505136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sum3</text:p>
          </table:table-cell>
          <table:table-cell office:value-type="string" calcext:value-type="string">
            <text:p>obsgroup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104.0072" calcext:value-type="float">
            <text:p>104.0072</text:p>
          </table:table-cell>
          <table:table-cell office:value-type="float" office:value="277.6018" calcext:value-type="float">
            <text:p>277.6018</text:p>
          </table:table-cell>
          <table:table-cell table:formula="of:=ABS([.D7]-[.E7])/[.D7]" office:value-type="float" office:value="0.727450872489905" calcext:value-type="float">
            <text:p>0.72745087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l3</text:p>
          </table:table-cell>
          <table:table-cell office:value-type="string" calcext:value-type="string">
            <text:p>obsgroup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1.418289" calcext:value-type="float">
            <text:p>1.418289</text:p>
          </table:table-cell>
          <table:table-cell office:value-type="float" office:value="4.078331" calcext:value-type="float">
            <text:p>4.078331</text:p>
          </table:table-cell>
          <table:table-cell table:formula="of:=ABS([.D8]-[.E8])/[.D8]" office:value-type="float" office:value="0.741970701995044" calcext:value-type="float">
            <text:p>0.7419707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w3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9]-[.E9])/[.D9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3</text:p>
          </table:table-cell>
          <table:table-cell office:value-type="string" calcext:value-type="string">
            <text:p>obsgroup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3.249896" calcext:value-type="float">
            <text:p>3.249896</text:p>
          </table:table-cell>
          <table:table-cell office:value-type="float" office:value="1.856974" calcext:value-type="float">
            <text:p>1.856974</text:p>
          </table:table-cell>
          <table:table-cell table:formula="of:=ABS([.D10]-[.E10])/[.D10]" office:value-type="float" office:value="0.363622727815668" calcext:value-type="float">
            <text:p>0.36362272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sum3</text:p>
          </table:table-cell>
          <table:table-cell office:value-type="string" calcext:value-type="string">
            <text:p>obsgroup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4.668185" calcext:value-type="float">
            <text:p>4.668185</text:p>
          </table:table-cell>
          <table:table-cell office:value-type="float" office:value="5.935315" calcext:value-type="float">
            <text:p>5.935315</text:p>
          </table:table-cell>
          <table:table-cell table:formula="of:=ABS([.D11]-[.E11])/[.D11]" office:value-type="float" office:value="0.559750554062338" calcext:value-type="float">
            <text:p>0.55975055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lbln3</text:p>
          </table:table-cell>
          <table:table-cell office:value-type="string" calcext:value-type="string">
            <text:p>obsgroup</text:p>
          </table:table-cell>
          <table:table-cell office:value-type="float" office:value="2.1207" calcext:value-type="float">
            <text:p>2.1207</text:p>
          </table:table-cell>
          <table:table-cell office:value-type="float" office:value="0.9962245" calcext:value-type="float">
            <text:p>0.9962245</text:p>
          </table:table-cell>
          <table:table-cell office:value-type="float" office:value="1.124476" calcext:value-type="float">
            <text:p>1.124476</text:p>
          </table:table-cell>
          <table:table-cell table:formula="of:=ABS([.D12]-[.E12])/[.D12]" office:value-type="float" office:value="0.530237893148489" calcext:value-type="float">
            <text:p>0.5302378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pall4</text:p>
          </table:table-cell>
          <table:table-cell office:value-type="string" calcext:value-type="string">
            <text:p>obsgroup</text:p>
          </table:table-cell>
          <table:table-cell office:value-type="float" office:value="34.162" calcext:value-type="float">
            <text:p>34.162</text:p>
          </table:table-cell>
          <table:table-cell table:style-name="ce2" office:value-type="float" office:value="1.3700017E-026" calcext:value-type="float">
            <text:p>1.37E-026</text:p>
          </table:table-cell>
          <table:table-cell office:value-type="float" office:value="34.162" calcext:value-type="float">
            <text:p>34.162</text:p>
          </table:table-cell>
          <table:table-cell table:formula="of:=ABS([.D13]-[.E13])/[.D13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nppall4</text:p>
          </table:table-cell>
          <table:table-cell office:value-type="string" calcext:value-type="string">
            <text:p>obsgroup</text:p>
          </table:table-cell>
          <table:table-cell office:value-type="float" office:value="107.148" calcext:value-type="float">
            <text:p>107.148</text:p>
          </table:table-cell>
          <table:table-cell table:style-name="ce2" office:value-type="float" office:value="6.4723086E-027" calcext:value-type="float">
            <text:p>6.47E-027</text:p>
          </table:table-cell>
          <table:table-cell office:value-type="float" office:value="107.148" calcext:value-type="float">
            <text:p>107.148</text:p>
          </table:table-cell>
          <table:table-cell table:formula="of:=ABS([.D14]-[.E14])/[.D14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l4</text:p>
          </table:table-cell>
          <table:table-cell office:value-type="string" calcext:value-type="string">
            <text:p>obsgroup</text:p>
          </table:table-cell>
          <table:table-cell office:value-type="float" office:value="23.7904" calcext:value-type="float">
            <text:p>23.7904</text:p>
          </table:table-cell>
          <table:table-cell table:style-name="ce2" office:value-type="float" office:value="3.1932044E-027" calcext:value-type="float">
            <text:p>3.19E-027</text:p>
          </table:table-cell>
          <table:table-cell office:value-type="float" office:value="23.7904" calcext:value-type="float">
            <text:p>23.7904</text:p>
          </table:table-cell>
          <table:table-cell table:formula="of:=ABS([.D15]-[.E15])/[.D15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w4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16]-[.E16])/[.D16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4</text:p>
          </table:table-cell>
          <table:table-cell office:value-type="string" calcext:value-type="string">
            <text:p>obsgroup</text:p>
          </table:table-cell>
          <table:table-cell office:value-type="float" office:value="153.234" calcext:value-type="float">
            <text:p>153.234</text:p>
          </table:table-cell>
          <table:table-cell table:style-name="ce2" office:value-type="float" office:value="8.7569031E-027" calcext:value-type="float">
            <text:p>8.76E-027</text:p>
          </table:table-cell>
          <table:table-cell office:value-type="float" office:value="153.234" calcext:value-type="float">
            <text:p>153.234</text:p>
          </table:table-cell>
          <table:table-cell table:formula="of:=ABS([.D17]-[.E17])/[.D17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sum4</text:p>
          </table:table-cell>
          <table:table-cell office:value-type="string" calcext:value-type="string">
            <text:p>obsgroup</text:p>
          </table:table-cell>
          <table:table-cell office:value-type="float" office:value="177.024" calcext:value-type="float">
            <text:p>177.024</text:p>
          </table:table-cell>
          <table:table-cell table:style-name="ce2" office:value-type="float" office:value="1.1950107E-026" calcext:value-type="float">
            <text:p>1.20E-026</text:p>
          </table:table-cell>
          <table:table-cell office:value-type="float" office:value="177.024" calcext:value-type="float">
            <text:p>177.024</text:p>
          </table:table-cell>
          <table:table-cell table:formula="of:=ABS([.D18]-[.E18])/[.D18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l4</text:p>
          </table:table-cell>
          <table:table-cell office:value-type="string" calcext:value-type="string">
            <text:p>obsgroup</text:p>
          </table:table-cell>
          <table:table-cell office:value-type="float" office:value="1.71083" calcext:value-type="float">
            <text:p>1.71083</text:p>
          </table:table-cell>
          <table:table-cell table:style-name="ce2" office:value-type="float" office:value="1.2492976E-028" calcext:value-type="float">
            <text:p>1.25E-028</text:p>
          </table:table-cell>
          <table:table-cell office:value-type="float" office:value="1.71083" calcext:value-type="float">
            <text:p>1.71083</text:p>
          </table:table-cell>
          <table:table-cell table:formula="of:=ABS([.D19]-[.E19])/[.D19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w4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20]-[.E20])/[.D2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4</text:p>
          </table:table-cell>
          <table:table-cell office:value-type="string" calcext:value-type="string">
            <text:p>obsgroup</text:p>
          </table:table-cell>
          <table:table-cell office:value-type="float" office:value="3.22598" calcext:value-type="float">
            <text:p>3.22598</text:p>
          </table:table-cell>
          <table:table-cell table:style-name="ce2" office:value-type="float" office:value="3.31199E-028" calcext:value-type="float">
            <text:p>3.31E-028</text:p>
          </table:table-cell>
          <table:table-cell office:value-type="float" office:value="3.22598" calcext:value-type="float">
            <text:p>3.22598</text:p>
          </table:table-cell>
          <table:table-cell table:formula="of:=ABS([.D21]-[.E21])/[.D21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sum4</text:p>
          </table:table-cell>
          <table:table-cell office:value-type="string" calcext:value-type="string">
            <text:p>obsgroup</text:p>
          </table:table-cell>
          <table:table-cell office:value-type="float" office:value="4.93681" calcext:value-type="float">
            <text:p>4.93681</text:p>
          </table:table-cell>
          <table:table-cell table:style-name="ce2" office:value-type="float" office:value="4.5612876E-028" calcext:value-type="float">
            <text:p>4.56E-028</text:p>
          </table:table-cell>
          <table:table-cell office:value-type="float" office:value="4.93681" calcext:value-type="float">
            <text:p>4.93681</text:p>
          </table:table-cell>
          <table:table-cell table:formula="of:=ABS([.D22]-[.E22])/[.D22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lbln4</text:p>
          </table:table-cell>
          <table:table-cell office:value-type="string" calcext:value-type="string">
            <text:p>obsgroup</text:p>
          </table:table-cell>
          <table:table-cell office:value-type="float" office:value="0.987361" calcext:value-type="float">
            <text:p>0.987361</text:p>
          </table:table-cell>
          <table:table-cell table:style-name="ce2" office:value-type="float" office:value="2.7466149E-029" calcext:value-type="float">
            <text:p>2.75E-029</text:p>
          </table:table-cell>
          <table:table-cell office:value-type="float" office:value="0.987361" calcext:value-type="float">
            <text:p>0.987361</text:p>
          </table:table-cell>
          <table:table-cell table:formula="of:=ABS([.D23]-[.E23])/[.D23]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gppall5</text:p>
          </table:table-cell>
          <table:table-cell office:value-type="string" calcext:value-type="string">
            <text:p>obsgroup</text:p>
          </table:table-cell>
          <table:table-cell office:value-type="float" office:value="25.6595" calcext:value-type="float">
            <text:p>25.6595</text:p>
          </table:table-cell>
          <table:table-cell office:value-type="float" office:value="43.24184" calcext:value-type="float">
            <text:p>43.24184</text:p>
          </table:table-cell>
          <table:table-cell office:value-type="float" office:value="-17.58234" calcext:value-type="float">
            <text:p>-17.58234</text:p>
          </table:table-cell>
          <table:table-cell table:formula="of:=ABS([.D24]-[.E24])/[.D24]" office:value-type="float" office:value="0.685217560747482" calcext:value-type="float">
            <text:p>0.68521756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ppall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11.93476" calcext:value-type="float">
            <text:p>11.93476</text:p>
          </table:table-cell>
          <table:table-cell office:value-type="float" office:value="0.8950409" calcext:value-type="float">
            <text:p>0.8950409</text:p>
          </table:table-cell>
          <table:table-cell table:formula="of:=ABS([.D25]-[.E25])/[.D25]" office:value-type="float" office:value="0.0697625839841619" calcext:value-type="float">
            <text:p>0.06976258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gcl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87.76369" calcext:value-type="float">
            <text:p>87.76369</text:p>
          </table:table-cell>
          <table:table-cell office:value-type="float" office:value="-74.93389" calcext:value-type="float">
            <text:p>-74.93389</text:p>
          </table:table-cell>
          <table:table-cell table:formula="of:=ABS([.D26]-[.E26])/[.D26]" office:value-type="float" office:value="5.84061248031926" calcext:value-type="float">
            <text:p>5.84061248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w5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27]-[.E27])/[.D27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5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28]-[.E28])/[.D28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sum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87.76369" calcext:value-type="float">
            <text:p>87.76369</text:p>
          </table:table-cell>
          <table:table-cell office:value-type="float" office:value="-74.93389" calcext:value-type="float">
            <text:p>-74.93389</text:p>
          </table:table-cell>
          <table:table-cell table:formula="of:=ABS([.D29]-[.E29])/[.D29]" office:value-type="float" office:value="5.84061248031926" calcext:value-type="float">
            <text:p>5.84061248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l5</text:p>
          </table:table-cell>
          <table:table-cell office:value-type="string" calcext:value-type="string">
            <text:p>obsgroup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1.423118" calcext:value-type="float">
            <text:p>1.423118</text:p>
          </table:table-cell>
          <table:table-cell office:value-type="float" office:value="-1.070915" calcext:value-type="float">
            <text:p>-1.070915</text:p>
          </table:table-cell>
          <table:table-cell table:formula="of:=ABS([.D30]-[.E30])/[.D30]" office:value-type="float" office:value="3.04061862051147" calcext:value-type="float">
            <text:p>3.04061862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w5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31]-[.E31])/[.D31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5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32]-[.E32])/[.D32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sum5</text:p>
          </table:table-cell>
          <table:table-cell office:value-type="string" calcext:value-type="string">
            <text:p>obsgroup</text:p>
          </table:table-cell>
          <table:table-cell office:value-type="float" office:value="0.352" calcext:value-type="float">
            <text:p>0.352</text:p>
          </table:table-cell>
          <table:table-cell office:value-type="float" office:value="1.423118" calcext:value-type="float">
            <text:p>1.423118</text:p>
          </table:table-cell>
          <table:table-cell office:value-type="float" office:value="-1.071118" calcext:value-type="float">
            <text:p>-1.071118</text:p>
          </table:table-cell>
          <table:table-cell table:formula="of:=ABS([.D33]-[.E33])/[.D33]" office:value-type="float" office:value="3.04294886363636" calcext:value-type="float">
            <text:p>3.04294886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lbln5</text:p>
          </table:table-cell>
          <table:table-cell office:value-type="string" calcext:value-type="string">
            <text:p>obsgroup</text:p>
          </table:table-cell>
          <table:table-cell table:style-name="ce2" office:value-type="float" office:value="0.0704" calcext:value-type="float">
            <text:p>7.04E-002</text:p>
          </table:table-cell>
          <table:table-cell office:value-type="float" office:value="0.318076" calcext:value-type="float">
            <text:p>0.318076</text:p>
          </table:table-cell>
          <table:table-cell office:value-type="float" office:value="-0.247676" calcext:value-type="float">
            <text:p>-0.247676</text:p>
          </table:table-cell>
          <table:table-cell table:formula="of:=ABS([.D34]-[.E34])/[.D34]" office:value-type="float" office:value="3.518125" calcext:value-type="float">
            <text:p>3.518125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gppall6</text:p>
          </table:table-cell>
          <table:table-cell office:value-type="string" calcext:value-type="string">
            <text:p>obsgroup</text:p>
          </table:table-cell>
          <table:table-cell office:value-type="float" office:value="34.2" calcext:value-type="float">
            <text:p>34.2</text:p>
          </table:table-cell>
          <table:table-cell office:value-type="float" office:value="17.55451" calcext:value-type="float">
            <text:p>17.55451</text:p>
          </table:table-cell>
          <table:table-cell office:value-type="float" office:value="16.64549" calcext:value-type="float">
            <text:p>16.64549</text:p>
          </table:table-cell>
          <table:table-cell table:formula="of:=ABS([.D35]-[.E35])/[.D35]" office:value-type="float" office:value="0.486710233918129" calcext:value-type="float">
            <text:p>0.48671023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ppall6</text:p>
          </table:table-cell>
          <table:table-cell office:value-type="string" calcext:value-type="string">
            <text:p>obsgroup</text:p>
          </table:table-cell>
          <table:table-cell office:value-type="float" office:value="17.081" calcext:value-type="float">
            <text:p>17.081</text:p>
          </table:table-cell>
          <table:table-cell office:value-type="float" office:value="6.534298" calcext:value-type="float">
            <text:p>6.534298</text:p>
          </table:table-cell>
          <table:table-cell office:value-type="float" office:value="10.5467" calcext:value-type="float">
            <text:p>10.5467</text:p>
          </table:table-cell>
          <table:table-cell table:formula="of:=ABS([.D36]-[.E36])/[.D36]" office:value-type="float" office:value="0.617452256893624" calcext:value-type="float">
            <text:p>0.61745225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l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2.75831" calcext:value-type="float">
            <text:p>32.75831</text:p>
          </table:table-cell>
          <table:table-cell office:value-type="float" office:value="11.17519" calcext:value-type="float">
            <text:p>11.17519</text:p>
          </table:table-cell>
          <table:table-cell table:formula="of:=ABS([.D37]-[.E37])/[.D37]" office:value-type="float" office:value="0.254366030477881" calcext:value-type="float">
            <text:p>0.25436603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gcw6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38]-[.E38])/[.D38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6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39]-[.E39])/[.D39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sum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2.75831" calcext:value-type="float">
            <text:p>32.75831</text:p>
          </table:table-cell>
          <table:table-cell office:value-type="float" office:value="11.17519" calcext:value-type="float">
            <text:p>11.17519</text:p>
          </table:table-cell>
          <table:table-cell table:formula="of:=ABS([.D40]-[.E40])/[.D40]" office:value-type="float" office:value="0.254366030477881" calcext:value-type="float">
            <text:p>0.25436603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gnl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4914973" calcext:value-type="float">
            <text:p>0.4914973</text:p>
          </table:table-cell>
          <table:table-cell office:value-type="float" office:value="1.124033" calcext:value-type="float">
            <text:p>1.124033</text:p>
          </table:table-cell>
          <table:table-cell table:formula="of:=ABS([.D41]-[.E41])/[.D41]" office:value-type="float" office:value="0.695767147623381" calcext:value-type="float">
            <text:p>0.6957671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w6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42]-[.E42])/[.D42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6</text:p>
          </table:table-cell>
          <table:table-cell office:value-type="string" calcext:value-type="string">
            <text:p>obsgrou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BS([.D43]-[.E43])/[.D43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sum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4914973" calcext:value-type="float">
            <text:p>0.4914973</text:p>
          </table:table-cell>
          <table:table-cell office:value-type="float" office:value="1.124033" calcext:value-type="float">
            <text:p>1.124033</text:p>
          </table:table-cell>
          <table:table-cell table:formula="of:=ABS([.D44]-[.E44])/[.D44]" office:value-type="float" office:value="0.695767147623381" calcext:value-type="float">
            <text:p>0.69576714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lbln6</text:p>
          </table:table-cell>
          <table:table-cell office:value-type="string" calcext:value-type="string">
            <text:p>obsgroup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0.121464" calcext:value-type="float">
            <text:p>0.121464</text:p>
          </table:table-cell>
          <table:table-cell office:value-type="float" office:value="0.201641" calcext:value-type="float">
            <text:p>0.201641</text:p>
          </table:table-cell>
          <table:table-cell table:formula="of:=ABS([.D45]-[.E45])/[.D45]" office:value-type="float" office:value="0.624072669875118" calcext:value-type="float">
            <text:p>0.6240726699</text:p>
          </table:table-cell>
          <table:table-cell table:number-columns-repeated="6"/>
        </table:table-row>
      </table:table>
      <table:table table:name="Weighted all pft" table:style-name="ta1">
        <table:table-column table:style-name="co2" table:number-columns-repeated="1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odelled</text:p>
          </table:table-cell>
          <table:table-cell office:value-type="string" calcext:value-type="string">
            <text:p>Residual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carbondeep</text:p>
          </table:table-cell>
          <table:table-cell office:value-type="string" calcext:value-type="string">
            <text:p>obsgroup</text:p>
          </table:table-cell>
          <table:table-cell office:value-type="float" office:value="3213.02" calcext:value-type="float">
            <text:p>3213.02</text:p>
          </table:table-cell>
          <table:table-cell office:value-type="float" office:value="3242.591" calcext:value-type="float">
            <text:p>3242.591</text:p>
          </table:table-cell>
          <table:table-cell table:formula="of:=ABS([.E2]-[.D2])/[.D2]" office:value-type="float" office:value="0.00920349079682041" calcext:value-type="float">
            <text:p>0.0092034908</text:p>
          </table:table-cell>
          <table:table-cell table:formula="of:=IF([.F2]&lt;=0.3;&quot;X&quot;;&quot;&quot;)" office:value-type="string" office:string-value="X" calcext:value-type="string">
            <text:p>X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rbonshallow</text:p>
          </table:table-cell>
          <table:table-cell office:value-type="string" calcext:value-type="string">
            <text:p>obsgroup</text:p>
          </table:table-cell>
          <table:table-cell office:value-type="float" office:value="3562.65" calcext:value-type="float">
            <text:p>3562.65</text:p>
          </table:table-cell>
          <table:table-cell office:value-type="float" office:value="2426.522" calcext:value-type="float">
            <text:p>2426.522</text:p>
          </table:table-cell>
          <table:table-cell table:formula="of:=ABS([.E3]-[.D3])/[.D3]" office:value-type="float" office:value="0.31889969545142" calcext:value-type="float">
            <text:p>0.3188996955</text:p>
          </table:table-cell>
          <table:table-cell table:formula="of:=IF([.F3]&lt;=0.3;&quot;X&quot;;&quot;&quot;)">
            <text:p/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string" calcext:value-type="string">
            <text:p>carbonminsum</text:p>
          </table:table-cell>
          <table:table-cell office:value-type="string" calcext:value-type="string">
            <text:p>obsgroup</text:p>
          </table:table-cell>
          <table:table-cell office:value-type="float" office:value="23913.3" calcext:value-type="float">
            <text:p>23913.3</text:p>
          </table:table-cell>
          <table:table-cell office:value-type="float" office:value="22906.99" calcext:value-type="float">
            <text:p>22906.99</text:p>
          </table:table-cell>
          <table:table-cell table:formula="of:=ABS([.E4]-[.D4])/[.D4]" office:value-type="float" office:value="0.0420816031246209" calcext:value-type="float">
            <text:p>0.0420816031</text:p>
          </table:table-cell>
          <table:table-cell table:formula="of:=IF([.F4]&lt;=0.3;&quot;X&quot;;&quot;&quot;)" office:value-type="string" office:string-value="X" calcext:value-type="string">
            <text:p>X</text:p>
          </table:table-cell>
          <table:table-cell table:style-name="ce2" table:number-columns-repeated="5"/>
          <table:table-cell/>
        </table:table-row>
        <table:table-row table:style-name="ro1">
          <table:table-cell/>
          <table:table-cell office:value-type="string" calcext:value-type="string">
            <text:p>organicnsum</text:p>
          </table:table-cell>
          <table:table-cell office:value-type="string" calcext:value-type="string">
            <text:p>obsgroup</text:p>
          </table:table-cell>
          <table:table-cell office:value-type="float" office:value="2120" calcext:value-type="float">
            <text:p>2120</text:p>
          </table:table-cell>
          <table:table-cell office:value-type="float" office:value="2020.576" calcext:value-type="float">
            <text:p>2020.576</text:p>
          </table:table-cell>
          <table:table-cell table:formula="of:=ABS([.E5]-[.D5])/[.D5]" office:value-type="float" office:value="0.0468981132075472" calcext:value-type="float">
            <text:p>0.0468981132</text:p>
          </table:table-cell>
          <table:table-cell table:formula="of:=IF([.F5]&lt;=0.3;&quot;X&quot;;&quot;&quot;)" office:value-type="string" office:string-value="X" calcext:value-type="string">
            <text:p>X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ailablensum</text:p>
          </table:table-cell>
          <table:table-cell office:value-type="string" calcext:value-type="string">
            <text:p>obsgroup</text:p>
          </table:table-cell>
          <table:table-cell office:value-type="float" office:value="0.528" calcext:value-type="float">
            <text:p>0.528</text:p>
          </table:table-cell>
          <table:table-cell office:value-type="float" office:value="13.43184" calcext:value-type="float">
            <text:p>13.43184</text:p>
          </table:table-cell>
          <table:table-cell table:formula="of:=ABS([.E6]-[.D6])/[.D6]" office:value-type="float" office:value="24.4390909090909" calcext:value-type="float">
            <text:p>24.4390909091</text:p>
          </table:table-cell>
          <table:table-cell table:formula="of:=IF([.F6]&lt;=0.3;&quot;X&quot;;&quot;&quot;)">
            <text:p/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ppall3</text:p>
          </table:table-cell>
          <table:table-cell office:value-type="string" calcext:value-type="string">
            <text:p>obsgroup</text:p>
          </table:table-cell>
          <table:table-cell office:value-type="float" office:value="398" calcext:value-type="float">
            <text:p>398</text:p>
          </table:table-cell>
          <table:table-cell office:value-type="float" office:value="3.383052" calcext:value-type="float">
            <text:p>3.383052</text:p>
          </table:table-cell>
          <table:table-cell table:formula="of:=ABS([.E7]-[.D7])/[.D7]" office:value-type="float" office:value="0.991499869346734" calcext:value-type="float">
            <text:p>0.9914998693</text:p>
          </table:table-cell>
          <table:table-cell table:formula="of:=IF([.F7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nppall3</text:p>
          </table:table-cell>
          <table:table-cell office:value-type="string" calcext:value-type="string">
            <text:p>obsgroup</text:p>
          </table:table-cell>
          <table:table-cell office:value-type="float" office:value="199" calcext:value-type="float">
            <text:p>199</text:p>
          </table:table-cell>
          <table:table-cell office:value-type="float" office:value="2.492186" calcext:value-type="float">
            <text:p>2.492186</text:p>
          </table:table-cell>
          <table:table-cell table:formula="of:=ABS([.E8]-[.D8])/[.D8]" office:value-type="float" office:value="0.987476452261307" calcext:value-type="float">
            <text:p>0.9874764523</text:p>
          </table:table-cell>
          <table:table-cell table:formula="of:=IF([.F8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l3</text:p>
          </table:table-cell>
          <table:table-cell office:value-type="string" calcext:value-type="string">
            <text:p>obsgroup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1.601557" calcext:value-type="float">
            <text:p>1.601557</text:p>
          </table:table-cell>
          <table:table-cell table:formula="of:=ABS([.E9]-[.D9])/[.D9]" office:value-type="float" office:value="0.988480741982119" calcext:value-type="float">
            <text:p>0.988480742</text:p>
          </table:table-cell>
          <table:table-cell table:formula="of:=IF([.F9]&lt;=0.3;&quot;X&quot;;&quot;&quot;)">
            <text:p/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egc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10]-[.D10])/[.D10]" office:value-type="string" office:string-value="" calcext:value-type="error">
            <text:p>#DIV/0!</text:p>
          </table:table-cell>
          <table:table-cell table:formula="of:=IF([.F10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3</text:p>
          </table:table-cell>
          <table:table-cell office:value-type="string" calcext:value-type="string">
            <text:p>obsgroup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2.134116" calcext:value-type="float">
            <text:p>2.134116</text:p>
          </table:table-cell>
          <table:table-cell table:formula="of:=ABS([.E11]-[.D11])/[.D11]" office:value-type="float" office:value="0.991202278873425" calcext:value-type="float">
            <text:p>0.9912022789</text:p>
          </table:table-cell>
          <table:table-cell table:formula="of:=IF([.F11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sum3</text:p>
          </table:table-cell>
          <table:table-cell office:value-type="string" calcext:value-type="string">
            <text:p>obsgroup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3.735674" calcext:value-type="float">
            <text:p>3.735674</text:p>
          </table:table-cell>
          <table:table-cell table:formula="of:=ABS([.E12]-[.D12])/[.D12]" office:value-type="float" office:value="0.990210728782602" calcext:value-type="float">
            <text:p>0.9902107288</text:p>
          </table:table-cell>
          <table:table-cell table:formula="of:=IF([.F12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l3</text:p>
          </table:table-cell>
          <table:table-cell office:value-type="string" calcext:value-type="string">
            <text:p>obsgroup</text:p>
          </table:table-cell>
          <table:table-cell office:value-type="float" office:value="5.49662" calcext:value-type="float">
            <text:p>5.49662</text:p>
          </table:table-cell>
          <table:table-cell table:style-name="ce2" office:value-type="float" office:value="0.071883187" calcext:value-type="float">
            <text:p>7.19E-002</text:p>
          </table:table-cell>
          <table:table-cell table:formula="of:=ABS([.E13]-[.D13])/[.D13]" office:value-type="float" office:value="0.986922292790842" calcext:value-type="float">
            <text:p>0.9869222928</text:p>
          </table:table-cell>
          <table:table-cell table:formula="of:=IF([.F13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14]-[.D14])/[.D14]" office:value-type="string" office:string-value="" calcext:value-type="error">
            <text:p>#DIV/0!</text:p>
          </table:table-cell>
          <table:table-cell table:formula="of:=IF([.F14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3</text:p>
          </table:table-cell>
          <table:table-cell office:value-type="string" calcext:value-type="string">
            <text:p>obsgroup</text:p>
          </table:table-cell>
          <table:table-cell office:value-type="float" office:value="5.10687" calcext:value-type="float">
            <text:p>5.10687</text:p>
          </table:table-cell>
          <table:table-cell table:style-name="ce2" office:value-type="float" office:value="0.095786206" calcext:value-type="float">
            <text:p>9.58E-002</text:p>
          </table:table-cell>
          <table:table-cell table:formula="of:=ABS([.E15]-[.D15])/[.D15]" office:value-type="float" office:value="0.981243656877892" calcext:value-type="float">
            <text:p>0.9812436569</text:p>
          </table:table-cell>
          <table:table-cell table:formula="of:=IF([.F15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sum3</text:p>
          </table:table-cell>
          <table:table-cell office:value-type="string" calcext:value-type="string">
            <text:p>obsgroup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0.1676694" calcext:value-type="float">
            <text:p>0.1676694</text:p>
          </table:table-cell>
          <table:table-cell table:formula="of:=ABS([.E16]-[.D16])/[.D16]" office:value-type="float" office:value="0.984187353232423" calcext:value-type="float">
            <text:p>0.9841873532</text:p>
          </table:table-cell>
          <table:table-cell table:formula="of:=IF([.F16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lbln3</text:p>
          </table:table-cell>
          <table:table-cell office:value-type="string" calcext:value-type="string">
            <text:p>obsgroup</text:p>
          </table:table-cell>
          <table:table-cell office:value-type="float" office:value="2.1207" calcext:value-type="float">
            <text:p>2.1207</text:p>
          </table:table-cell>
          <table:table-cell table:style-name="ce2" office:value-type="float" office:value="0.026498383" calcext:value-type="float">
            <text:p>2.65E-002</text:p>
          </table:table-cell>
          <table:table-cell table:formula="of:=ABS([.E17]-[.D17])/[.D17]" office:value-type="float" office:value="0.987504888480219" calcext:value-type="float">
            <text:p>0.9875048885</text:p>
          </table:table-cell>
          <table:table-cell table:formula="of:=IF([.F17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gppall4</text:p>
          </table:table-cell>
          <table:table-cell office:value-type="string" calcext:value-type="string">
            <text:p>obsgroup</text:p>
          </table:table-cell>
          <table:table-cell office:value-type="float" office:value="34.162" calcext:value-type="float">
            <text:p>34.162</text:p>
          </table:table-cell>
          <table:table-cell office:value-type="float" office:value="1.759931" calcext:value-type="float">
            <text:p>1.759931</text:p>
          </table:table-cell>
          <table:table-cell table:formula="of:=ABS([.E18]-[.D18])/[.D18]" office:value-type="float" office:value="0.94848278789298" calcext:value-type="float">
            <text:p>0.9484827879</text:p>
          </table:table-cell>
          <table:table-cell table:formula="of:=IF([.F18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ppall4</text:p>
          </table:table-cell>
          <table:table-cell office:value-type="string" calcext:value-type="string">
            <text:p>obsgroup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1.12076" calcext:value-type="float">
            <text:p>1.12076</text:p>
          </table:table-cell>
          <table:table-cell table:formula="of:=ABS([.E19]-[.D19])/[.D19]" office:value-type="float" office:value="0.989540075409714" calcext:value-type="float">
            <text:p>0.9895400754</text:p>
          </table:table-cell>
          <table:table-cell table:formula="of:=IF([.F19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l4</text:p>
          </table:table-cell>
          <table:table-cell office:value-type="string" calcext:value-type="string">
            <text:p>obsgroup</text:p>
          </table:table-cell>
          <table:table-cell office:value-type="float" office:value="23.7904" calcext:value-type="float">
            <text:p>23.7904</text:p>
          </table:table-cell>
          <table:table-cell office:value-type="float" office:value="0.3382134" calcext:value-type="float">
            <text:p>0.3382134</text:p>
          </table:table-cell>
          <table:table-cell table:formula="of:=ABS([.E20]-[.D20])/[.D20]" office:value-type="float" office:value="0.985783618602461" calcext:value-type="float">
            <text:p>0.9857836186</text:p>
          </table:table-cell>
          <table:table-cell table:formula="of:=IF([.F20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21]-[.D21])/[.D21]" office:value-type="string" office:string-value="" calcext:value-type="error">
            <text:p>#DIV/0!</text:p>
          </table:table-cell>
          <table:table-cell table:formula="of:=IF([.F21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4</text:p>
          </table:table-cell>
          <table:table-cell office:value-type="string" calcext:value-type="string">
            <text:p>obsgroup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0.5445553" calcext:value-type="float">
            <text:p>0.5445553</text:p>
          </table:table-cell>
          <table:table-cell table:formula="of:=ABS([.E22]-[.D22])/[.D22]" office:value-type="float" office:value="0.996446250179464" calcext:value-type="float">
            <text:p>0.9964462502</text:p>
          </table:table-cell>
          <table:table-cell table:formula="of:=IF([.F22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csum4</text:p>
          </table:table-cell>
          <table:table-cell office:value-type="string" calcext:value-type="string">
            <text:p>obsgroup</text:p>
          </table:table-cell>
          <table:table-cell office:value-type="float" office:value="177.024" calcext:value-type="float">
            <text:p>177.024</text:p>
          </table:table-cell>
          <table:table-cell office:value-type="float" office:value="0.8827687" calcext:value-type="float">
            <text:p>0.8827687</text:p>
          </table:table-cell>
          <table:table-cell table:formula="of:=ABS([.E23]-[.D23])/[.D23]" office:value-type="float" office:value="0.99501328237979" calcext:value-type="float">
            <text:p>0.9950132824</text:p>
          </table:table-cell>
          <table:table-cell table:formula="of:=IF([.F23]&lt;=0.3;&quot;X&quot;;&quot;&quot;)">
            <text:p/>
          </table:table-cell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l4</text:p>
          </table:table-cell>
          <table:table-cell office:value-type="string" calcext:value-type="string">
            <text:p>obsgroup</text:p>
          </table:table-cell>
          <table:table-cell office:value-type="float" office:value="1.71083" calcext:value-type="float">
            <text:p>1.71083</text:p>
          </table:table-cell>
          <table:table-cell table:style-name="ce2" office:value-type="float" office:value="0.013232134" calcext:value-type="float">
            <text:p>1.32E-002</text:p>
          </table:table-cell>
          <table:table-cell table:formula="of:=ABS([.E24]-[.D24])/[.D24]" office:value-type="float" office:value="0.992265664034416" calcext:value-type="float">
            <text:p>0.992265664</text:p>
          </table:table-cell>
          <table:table-cell table:formula="of:=IF([.F24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25]-[.D25])/[.D25]" office:value-type="string" office:string-value="" calcext:value-type="error">
            <text:p>#DIV/0!</text:p>
          </table:table-cell>
          <table:table-cell table:formula="of:=IF([.F25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4</text:p>
          </table:table-cell>
          <table:table-cell office:value-type="string" calcext:value-type="string">
            <text:p>obsgroup</text:p>
          </table:table-cell>
          <table:table-cell office:value-type="float" office:value="3.22598" calcext:value-type="float">
            <text:p>3.22598</text:p>
          </table:table-cell>
          <table:table-cell table:style-name="ce2" office:value-type="float" office:value="0.020595886" calcext:value-type="float">
            <text:p>2.06E-002</text:p>
          </table:table-cell>
          <table:table-cell table:formula="of:=ABS([.E26]-[.D26])/[.D26]" office:value-type="float" office:value="0.993615618819707" calcext:value-type="float">
            <text:p>0.9936156188</text:p>
          </table:table-cell>
          <table:table-cell table:formula="of:=IF([.F26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nsum4</text:p>
          </table:table-cell>
          <table:table-cell office:value-type="string" calcext:value-type="string">
            <text:p>obsgroup</text:p>
          </table:table-cell>
          <table:table-cell office:value-type="float" office:value="4.93681" calcext:value-type="float">
            <text:p>4.93681</text:p>
          </table:table-cell>
          <table:table-cell table:style-name="ce2" office:value-type="float" office:value="0.03382802" calcext:value-type="float">
            <text:p>3.38E-002</text:p>
          </table:table-cell>
          <table:table-cell table:formula="of:=ABS([.E27]-[.D27])/[.D27]" office:value-type="float" office:value="0.993147797869474" calcext:value-type="float">
            <text:p>0.9931477979</text:p>
          </table:table-cell>
          <table:table-cell table:formula="of:=IF([.F27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veglbln4</text:p>
          </table:table-cell>
          <table:table-cell office:value-type="string" calcext:value-type="string">
            <text:p>obsgroup</text:p>
          </table:table-cell>
          <table:table-cell office:value-type="float" office:value="0.987361" calcext:value-type="float">
            <text:p>0.987361</text:p>
          </table:table-cell>
          <table:table-cell table:style-name="ce2" office:value-type="float" office:value="0.014041675" calcext:value-type="float">
            <text:p>1.40E-002</text:p>
          </table:table-cell>
          <table:table-cell table:formula="of:=ABS([.E28]-[.D28])/[.D28]" office:value-type="float" office:value="0.98577858047867" calcext:value-type="float">
            <text:p>0.9857785805</text:p>
          </table:table-cell>
          <table:table-cell table:formula="of:=IF([.F28]&lt;=0.3;&quot;X&quot;;&quot;&quot;)">
            <text:p/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 calcext:value-type="string">
            <text:p>gppall5</text:p>
          </table:table-cell>
          <table:table-cell office:value-type="string" calcext:value-type="string">
            <text:p>obsgroup</text:p>
          </table:table-cell>
          <table:table-cell office:value-type="float" office:value="25.6595" calcext:value-type="float">
            <text:p>25.6595</text:p>
          </table:table-cell>
          <table:table-cell office:value-type="float" office:value="20.12935" calcext:value-type="float">
            <text:p>20.12935</text:p>
          </table:table-cell>
          <table:table-cell table:formula="of:=ABS([.E29]-[.D29])/[.D29]" office:value-type="float" office:value="0.215520567431166" calcext:value-type="float">
            <text:p>0.2155205674</text:p>
          </table:table-cell>
          <table:table-cell table:formula="of:=IF([.F29]&lt;=0.3;&quot;X&quot;;&quot;&quot;)" office:value-type="string" office:string-value="X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ppall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6.978361" calcext:value-type="float">
            <text:p>6.978361</text:p>
          </table:table-cell>
          <table:table-cell table:formula="of:=ABS([.E30]-[.D30])/[.D30]" office:value-type="float" office:value="0.456081856303294" calcext:value-type="float">
            <text:p>0.4560818563</text:p>
          </table:table-cell>
          <table:table-cell table:formula="of:=IF([.F30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l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33.65295" calcext:value-type="float">
            <text:p>33.65295</text:p>
          </table:table-cell>
          <table:table-cell table:formula="of:=ABS([.E31]-[.D31])/[.D31]" office:value-type="float" office:value="1.6230299770846" calcext:value-type="float">
            <text:p>1.6230299771</text:p>
          </table:table-cell>
          <table:table-cell table:formula="of:=IF([.F31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32]-[.D32])/[.D32]" office:value-type="string" office:string-value="" calcext:value-type="error">
            <text:p>#DIV/0!</text:p>
          </table:table-cell>
          <table:table-cell table:formula="of:=IF([.F32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33]-[.D33])/[.D33]" office:value-type="string" office:string-value="" calcext:value-type="error">
            <text:p>#DIV/0!</text:p>
          </table:table-cell>
          <table:table-cell table:formula="of:=IF([.F33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sum5</text:p>
          </table:table-cell>
          <table:table-cell office:value-type="string" calcext:value-type="string">
            <text:p>obsgroup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33.65295" calcext:value-type="float">
            <text:p>33.65295</text:p>
          </table:table-cell>
          <table:table-cell table:formula="of:=ABS([.E34]-[.D34])/[.D34]" office:value-type="float" office:value="1.6230299770846" calcext:value-type="float">
            <text:p>1.6230299771</text:p>
          </table:table-cell>
          <table:table-cell table:formula="of:=IF([.F34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l5</text:p>
          </table:table-cell>
          <table:table-cell office:value-type="string" calcext:value-type="string">
            <text:p>obsgroup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0.5456939" calcext:value-type="float">
            <text:p>0.5456939</text:p>
          </table:table-cell>
          <table:table-cell table:formula="of:=ABS([.E35]-[.D35])/[.D35]" office:value-type="float" office:value="0.54937323077884" calcext:value-type="float">
            <text:p>0.5493732308</text:p>
          </table:table-cell>
          <table:table-cell table:formula="of:=IF([.F35]&lt;=0.3;&quot;X&quot;;&quot;&quot;)">
            <text:p/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egn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36]-[.D36])/[.D36]" office:value-type="string" office:string-value="" calcext:value-type="error">
            <text:p>#DIV/0!</text:p>
          </table:table-cell>
          <table:table-cell table:formula="of:=IF([.F36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37]-[.D37])/[.D37]" office:value-type="string" office:string-value="" calcext:value-type="error">
            <text:p>#DIV/0!</text:p>
          </table:table-cell>
          <table:table-cell table:formula="of:=IF([.F37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sum5</text:p>
          </table:table-cell>
          <table:table-cell office:value-type="string" calcext:value-type="string">
            <text:p>obsgroup</text:p>
          </table:table-cell>
          <table:table-cell office:value-type="float" office:value="0.352" calcext:value-type="float">
            <text:p>0.352</text:p>
          </table:table-cell>
          <table:table-cell office:value-type="float" office:value="0.5456939" calcext:value-type="float">
            <text:p>0.5456939</text:p>
          </table:table-cell>
          <table:table-cell table:formula="of:=ABS([.E38]-[.D38])/[.D38]" office:value-type="float" office:value="0.550266761363636" calcext:value-type="float">
            <text:p>0.5502667614</text:p>
          </table:table-cell>
          <table:table-cell table:formula="of:=IF([.F38]&lt;=0.3;&quot;X&quot;;&quot;&quot;)">
            <text:p/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veglbln5</text:p>
          </table:table-cell>
          <table:table-cell office:value-type="string" calcext:value-type="string">
            <text:p>obsgroup</text:p>
          </table:table-cell>
          <table:table-cell table:style-name="ce2" office:value-type="float" office:value="0.0704" calcext:value-type="float">
            <text:p>7.04E-002</text:p>
          </table:table-cell>
          <table:table-cell office:value-type="float" office:value="0.1499294" calcext:value-type="float">
            <text:p>0.1499294</text:p>
          </table:table-cell>
          <table:table-cell table:formula="of:=ABS([.E39]-[.D39])/[.D39]" office:value-type="float" office:value="1.12967897727273" calcext:value-type="float">
            <text:p>1.1296789773</text:p>
          </table:table-cell>
          <table:table-cell table:formula="of:=IF([.F39]&lt;=0.3;&quot;X&quot;;&quot;&quot;)">
            <text:p/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gppall6</text:p>
          </table:table-cell>
          <table:table-cell office:value-type="string" calcext:value-type="string">
            <text:p>obsgroup</text:p>
          </table:table-cell>
          <table:table-cell office:value-type="float" office:value="34.2" calcext:value-type="float">
            <text:p>34.2</text:p>
          </table:table-cell>
          <table:table-cell office:value-type="float" office:value="13.36187" calcext:value-type="float">
            <text:p>13.36187</text:p>
          </table:table-cell>
          <table:table-cell table:formula="of:=ABS([.E40]-[.D40])/[.D40]" office:value-type="float" office:value="0.609302046783626" calcext:value-type="float">
            <text:p>0.6093020468</text:p>
          </table:table-cell>
          <table:table-cell table:formula="of:=IF([.F40]&lt;=0.3;&quot;X&quot;;&quot;&quot;)">
            <text:p/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nppall6</text:p>
          </table:table-cell>
          <table:table-cell office:value-type="string" calcext:value-type="string">
            <text:p>obsgroup</text:p>
          </table:table-cell>
          <table:table-cell office:value-type="float" office:value="17.081" calcext:value-type="float">
            <text:p>17.081</text:p>
          </table:table-cell>
          <table:table-cell office:value-type="float" office:value="6.255157" calcext:value-type="float">
            <text:p>6.255157</text:p>
          </table:table-cell>
          <table:table-cell table:formula="of:=ABS([.E41]-[.D41])/[.D41]" office:value-type="float" office:value="0.633794449973655" calcext:value-type="float">
            <text:p>0.63379445</text:p>
          </table:table-cell>
          <table:table-cell table:formula="of:=IF([.F41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l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3.61465" calcext:value-type="float">
            <text:p>33.61465</text:p>
          </table:table-cell>
          <table:table-cell table:formula="of:=ABS([.E42]-[.D42])/[.D42]" office:value-type="float" office:value="0.234874298655923" calcext:value-type="float">
            <text:p>0.2348742987</text:p>
          </table:table-cell>
          <table:table-cell table:formula="of:=IF([.F42]&lt;=0.3;&quot;X&quot;;&quot;&quot;)" office:value-type="string" office:string-value="X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43]-[.D43])/[.D43]" office:value-type="string" office:string-value="" calcext:value-type="error">
            <text:p>#DIV/0!</text:p>
          </table:table-cell>
          <table:table-cell table:formula="of:=IF([.F43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44]-[.D44])/[.D44]" office:value-type="string" office:string-value="" calcext:value-type="error">
            <text:p>#DIV/0!</text:p>
          </table:table-cell>
          <table:table-cell table:formula="of:=IF([.F44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csum6</text:p>
          </table:table-cell>
          <table:table-cell office:value-type="string" calcext:value-type="string">
            <text:p>obsgroup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33.61465" calcext:value-type="float">
            <text:p>33.61465</text:p>
          </table:table-cell>
          <table:table-cell table:formula="of:=ABS([.E45]-[.D45])/[.D45]" office:value-type="float" office:value="0.234874298655923" calcext:value-type="float">
            <text:p>0.2348742987</text:p>
          </table:table-cell>
          <table:table-cell table:formula="of:=IF([.F45]&lt;=0.3;&quot;X&quot;;&quot;&quot;)" office:value-type="string" office:string-value="X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l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5043455" calcext:value-type="float">
            <text:p>0.5043455</text:p>
          </table:table-cell>
          <table:table-cell table:formula="of:=ABS([.E46]-[.D46])/[.D46]" office:value-type="float" office:value="0.6878142157682" calcext:value-type="float">
            <text:p>0.6878142158</text:p>
          </table:table-cell>
          <table:table-cell table:formula="of:=IF([.F46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47]-[.D47])/[.D47]" office:value-type="string" office:string-value="" calcext:value-type="error">
            <text:p>#DIV/0!</text:p>
          </table:table-cell>
          <table:table-cell table:formula="of:=IF([.F47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BS([.E48]-[.D48])/[.D48]" office:value-type="string" office:string-value="" calcext:value-type="error">
            <text:p>#DIV/0!</text:p>
          </table:table-cell>
          <table:table-cell table:formula="of:=IF([.F48]&lt;=0.3;&quot;X&quot;;&quot;&quot;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nsum6</text:p>
          </table:table-cell>
          <table:table-cell office:value-type="string" calcext:value-type="string">
            <text:p>obsgroup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0.5043455" calcext:value-type="float">
            <text:p>0.5043455</text:p>
          </table:table-cell>
          <table:table-cell table:formula="of:=ABS([.E49]-[.D49])/[.D49]" office:value-type="float" office:value="0.6878142157682" calcext:value-type="float">
            <text:p>0.6878142158</text:p>
          </table:table-cell>
          <table:table-cell table:formula="of:=IF([.F49]&lt;=0.3;&quot;X&quot;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lbln6</text:p>
          </table:table-cell>
          <table:table-cell office:value-type="string" calcext:value-type="string">
            <text:p>obsgroup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0.1241106" calcext:value-type="float">
            <text:p>0.1241106</text:p>
          </table:table-cell>
          <table:table-cell table:formula="of:=ABS([.E50]-[.D50])/[.D50]" office:value-type="float" office:value="0.615881524581792" calcext:value-type="float">
            <text:p>0.6158815246</text:p>
          </table:table-cell>
          <table:table-cell table:formula="of:=IF([.F50]&lt;=0.3;&quot;X&quot;;&quot;&quot;)">
            <text:p/>
          </table:table-cell>
          <table:table-cell table:number-columns-repeated="5"/>
          <table:table-cell table:style-name="Default"/>
        </table:table-row>
      </table:table>
      <table:table table:name="log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Modelled</text:p>
          </table:table-cell>
          <table:table-cell office:value-type="string" calcext:value-type="string">
            <text:p>Residual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rbondeep</text:p>
          </table:table-cell>
          <table:table-cell office:value-type="string" calcext:value-type="string">
            <text:p>obsgroup</text:p>
          </table:table-cell>
          <table:table-cell office:value-type="float" office:value="8.07497" calcext:value-type="float">
            <text:p>8.07497</text:p>
          </table:table-cell>
          <table:table-cell office:value-type="float" office:value="9.900018" calcext:value-type="float">
            <text:p>9.900018</text:p>
          </table:table-cell>
          <table:table-cell table:formula="of:=EXP([.C2])" office:value-type="float" office:value="3213.03097631007" calcext:value-type="float">
            <text:p>3213.0309763101</text:p>
          </table:table-cell>
          <table:table-cell table:formula="of:=EXP([.D2])" office:value-type="float" office:value="19930.7291881269" calcext:value-type="float">
            <text:p>19930.7291881269</text:p>
          </table:table-cell>
          <table:table-cell table:formula="of:=ABS([.E2]-[.F2])/[.E2]" office:value-type="float" office:value="5.20309276041151" calcext:value-type="float">
            <text:p>5.2030927604</text:p>
          </table:table-cell>
          <table:table-cell table:formula="of:=IF([.G2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carbonshallow</text:p>
          </table:table-cell>
          <table:table-cell office:value-type="string" calcext:value-type="string">
            <text:p>obsgroup</text:p>
          </table:table-cell>
          <table:table-cell office:value-type="float" office:value="8.17826" calcext:value-type="float">
            <text:p>8.17826</text:p>
          </table:table-cell>
          <table:table-cell office:value-type="float" office:value="9.226106" calcext:value-type="float">
            <text:p>9.226106</text:p>
          </table:table-cell>
          <table:table-cell table:formula="of:=EXP([.C3])" office:value-type="float" office:value="3562.65025311324" calcext:value-type="float">
            <text:p>3562.6502531133</text:p>
          </table:table-cell>
          <table:table-cell table:formula="of:=EXP([.D3])" office:value-type="float" office:value="10158.9056122395" calcext:value-type="float">
            <text:p>10158.9056122395</text:p>
          </table:table-cell>
          <table:table-cell table:formula="of:=ABS([.E3]-[.F3])/[.E3]" office:value-type="float" office:value="1.85150236214236" calcext:value-type="float">
            <text:p>1.8515023621</text:p>
          </table:table-cell>
          <table:table-cell table:formula="of:=IF([.G3]&lt;=0.3;&quot;X&quot;;&quot;&quot;)">
            <text:p/>
          </table:table-cell>
        </table:table-row>
        <table:table-row table:style-name="ro1">
          <table:table-cell office:value-type="string" calcext:value-type="string">
            <text:p>carbonminsum</text:p>
          </table:table-cell>
          <table:table-cell office:value-type="string" calcext:value-type="string">
            <text:p>obsgroup</text:p>
          </table:table-cell>
          <table:table-cell office:value-type="float" office:value="10.0822" calcext:value-type="float">
            <text:p>10.0822</text:p>
          </table:table-cell>
          <table:table-cell office:value-type="float" office:value="10.08265" calcext:value-type="float">
            <text:p>10.08265</text:p>
          </table:table-cell>
          <table:table-cell table:formula="of:=EXP([.C4])" office:value-type="float" office:value="23913.5374962452" calcext:value-type="float">
            <text:p>23913.5374962452</text:p>
          </table:table-cell>
          <table:table-cell table:formula="of:=EXP([.D4])" office:value-type="float" office:value="23924.3010097274" calcext:value-type="float">
            <text:p>23924.3010097274</text:p>
          </table:table-cell>
          <table:table-cell table:formula="of:=ABS([.E4]-[.F4])/[.E4]" office:value-type="float" office:value="0.000450101265188101" calcext:value-type="float">
            <text:p>0.0004501013</text:p>
          </table:table-cell>
          <table:table-cell table:formula="of:=IF([.G4]&lt;=0.3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organicnsum</text:p>
          </table:table-cell>
          <table:table-cell office:value-type="string" calcext:value-type="string">
            <text:p>obsgroup</text:p>
          </table:table-cell>
          <table:table-cell office:value-type="float" office:value="7.65982" calcext:value-type="float">
            <text:p>7.65982</text:p>
          </table:table-cell>
          <table:table-cell office:value-type="float" office:value="7.50688" calcext:value-type="float">
            <text:p>7.50688</text:p>
          </table:table-cell>
          <table:table-cell table:formula="of:=EXP([.C5])" office:value-type="float" office:value="2121.37554661173" calcext:value-type="float">
            <text:p>2121.3755466117</text:p>
          </table:table-cell>
          <table:table-cell table:formula="of:=EXP([.D5])" office:value-type="float" office:value="1820.52463587269" calcext:value-type="float">
            <text:p>1820.5246358727</text:p>
          </table:table-cell>
          <table:table-cell table:formula="of:=ABS([.E5]-[.F5])/[.E5]" office:value-type="float" office:value="0.141818788860633" calcext:value-type="float">
            <text:p>0.1418187889</text:p>
          </table:table-cell>
          <table:table-cell table:formula="of:=IF([.G5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availablensum</text:p>
          </table:table-cell>
          <table:table-cell office:value-type="string" calcext:value-type="string">
            <text:p>obsgroup</text:p>
          </table:table-cell>
          <table:table-cell office:value-type="float" office:value="-0.639321" calcext:value-type="float">
            <text:p>-0.639321</text:p>
          </table:table-cell>
          <table:table-cell office:value-type="float" office:value="-2.392811" calcext:value-type="float">
            <text:p>-2.392811</text:p>
          </table:table-cell>
          <table:table-cell table:formula="of:=EXP([.C6])" office:value-type="float" office:value="0.527650577178203" calcext:value-type="float">
            <text:p>0.5276505772</text:p>
          </table:table-cell>
          <table:table-cell table:formula="of:=EXP([.D6])" office:value-type="float" office:value="0.091372474513253" calcext:value-type="float">
            <text:p>0.0913724745</text:p>
          </table:table-cell>
          <table:table-cell table:formula="of:=ABS([.E6]-[.F6])/[.E6]" office:value-type="float" office:value="0.826831470550265" calcext:value-type="float">
            <text:p>0.8268314706</text:p>
          </table:table-cell>
          <table:table-cell table:formula="of:=IF([.G6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gppall3</text:p>
          </table:table-cell>
          <table:table-cell office:value-type="string" calcext:value-type="string">
            <text:p>obsgroup</text:p>
          </table:table-cell>
          <table:table-cell office:value-type="float" office:value="5.98691" calcext:value-type="float">
            <text:p>5.98691</text:p>
          </table:table-cell>
          <table:table-cell office:value-type="float" office:value="3.808711" calcext:value-type="float">
            <text:p>3.808711</text:p>
          </table:table-cell>
          <table:table-cell table:formula="of:=EXP([.C7])" office:value-type="float" office:value="398.18232364524" calcext:value-type="float">
            <text:p>398.1823236452</text:p>
          </table:table-cell>
          <table:table-cell table:formula="of:=EXP([.D7])" office:value-type="float" office:value="45.0922774437099" calcext:value-type="float">
            <text:p>45.0922774437</text:p>
          </table:table-cell>
          <table:table-cell table:formula="of:=ABS([.E7]-[.F7])/[.E7]" office:value-type="float" office:value="0.886754698121947" calcext:value-type="float">
            <text:p>0.8867546981</text:p>
          </table:table-cell>
          <table:table-cell table:formula="of:=IF([.G7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nppall3</text:p>
          </table:table-cell>
          <table:table-cell office:value-type="string" calcext:value-type="string">
            <text:p>obsgroup</text:p>
          </table:table-cell>
          <table:table-cell office:value-type="float" office:value="5.29376" calcext:value-type="float">
            <text:p>5.29376</text:p>
          </table:table-cell>
          <table:table-cell office:value-type="float" office:value="3.278827" calcext:value-type="float">
            <text:p>3.278827</text:p>
          </table:table-cell>
          <table:table-cell table:formula="of:=EXP([.C8])" office:value-type="float" office:value="199.090600497815" calcext:value-type="float">
            <text:p>199.0906004978</text:p>
          </table:table-cell>
          <table:table-cell table:formula="of:=EXP([.D8])" office:value-type="float" office:value="26.5446175945386" calcext:value-type="float">
            <text:p>26.5446175945</text:p>
          </table:table-cell>
          <table:table-cell table:formula="of:=ABS([.E8]-[.F8])/[.E8]" office:value-type="float" office:value="0.866670663867781" calcext:value-type="float">
            <text:p>0.8666706639</text:p>
          </table:table-cell>
          <table:table-cell table:formula="of:=IF([.G8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l3</text:p>
          </table:table-cell>
          <table:table-cell office:value-type="string" calcext:value-type="string">
            <text:p>obsgroup</text:p>
          </table:table-cell>
          <table:table-cell office:value-type="float" office:value="4.93471" calcext:value-type="float">
            <text:p>4.93471</text:p>
          </table:table-cell>
          <table:table-cell office:value-type="float" office:value="2.593902" calcext:value-type="float">
            <text:p>2.593902</text:p>
          </table:table-cell>
          <table:table-cell table:formula="of:=EXP([.C9])" office:value-type="float" office:value="139.032817168205" calcext:value-type="float">
            <text:p>139.0328171682</text:p>
          </table:table-cell>
          <table:table-cell table:formula="of:=EXP([.D9])" office:value-type="float" office:value="13.3818859810199" calcext:value-type="float">
            <text:p>13.381885981</text:p>
          </table:table-cell>
          <table:table-cell table:formula="of:=ABS([.E9]-[.F9])/[.E9]" office:value-type="float" office:value="0.903750163065241" calcext:value-type="float">
            <text:p>0.9037501631</text:p>
          </table:table-cell>
          <table:table-cell table:formula="of:=IF([.G9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10])" office:value-type="float" office:value="1" calcext:value-type="float">
            <text:p>1</text:p>
          </table:table-cell>
          <table:table-cell table:formula="of:=EXP([.D10])" office:value-type="float" office:value="1" calcext:value-type="float">
            <text:p>1</text:p>
          </table:table-cell>
          <table:table-cell table:formula="of:=ABS([.E10]-[.F10])/[.E10]" office:value-type="float" office:value="0" calcext:value-type="float">
            <text:p>0</text:p>
          </table:table-cell>
          <table:table-cell table:formula="of:=IF([.G10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r3</text:p>
          </table:table-cell>
          <table:table-cell office:value-type="string" calcext:value-type="string">
            <text:p>obsgroup</text:p>
          </table:table-cell>
          <table:table-cell office:value-type="float" office:value="5.49132" calcext:value-type="float">
            <text:p>5.49132</text:p>
          </table:table-cell>
          <table:table-cell office:value-type="float" office:value="2.593902" calcext:value-type="float">
            <text:p>2.593902</text:p>
          </table:table-cell>
          <table:table-cell table:formula="of:=EXP([.C11])" office:value-type="float" office:value="242.57719751838" calcext:value-type="float">
            <text:p>242.5771975184</text:p>
          </table:table-cell>
          <table:table-cell table:formula="of:=EXP([.D11])" office:value-type="float" office:value="13.3818859810199" calcext:value-type="float">
            <text:p>13.381885981</text:p>
          </table:table-cell>
          <table:table-cell table:formula="of:=ABS([.E11]-[.F11])/[.E11]" office:value-type="float" office:value="0.944834526419137" calcext:value-type="float">
            <text:p>0.9448345264</text:p>
          </table:table-cell>
          <table:table-cell table:formula="of:=IF([.G11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sum3</text:p>
          </table:table-cell>
          <table:table-cell office:value-type="string" calcext:value-type="string">
            <text:p>obsgroup</text:p>
          </table:table-cell>
          <table:table-cell office:value-type="float" office:value="5.9444" calcext:value-type="float">
            <text:p>5.9444</text:p>
          </table:table-cell>
          <table:table-cell office:value-type="float" office:value="3.287049" calcext:value-type="float">
            <text:p>3.287049</text:p>
          </table:table-cell>
          <table:table-cell table:formula="of:=EXP([.C12])" office:value-type="float" office:value="381.610326398229" calcext:value-type="float">
            <text:p>381.6103263982</text:p>
          </table:table-cell>
          <table:table-cell table:formula="of:=EXP([.D12])" office:value-type="float" office:value="26.7637671295749" calcext:value-type="float">
            <text:p>26.7637671296</text:p>
          </table:table-cell>
          <table:table-cell table:formula="of:=ABS([.E12]-[.F12])/[.E12]" office:value-type="float" office:value="0.929866239778728" calcext:value-type="float">
            <text:p>0.9298662398</text:p>
          </table:table-cell>
          <table:table-cell table:formula="of:=IF([.G12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l3</text:p>
          </table:table-cell>
          <table:table-cell office:value-type="string" calcext:value-type="string">
            <text:p>obsgroup</text:p>
          </table:table-cell>
          <table:table-cell office:value-type="float" office:value="1.70413" calcext:value-type="float">
            <text:p>1.70413</text:p>
          </table:table-cell>
          <table:table-cell office:value-type="float" office:value="-0.5097874" calcext:value-type="float">
            <text:p>-0.5097874</text:p>
          </table:table-cell>
          <table:table-cell table:formula="of:=EXP([.C13])" office:value-type="float" office:value="5.49660154307678" calcext:value-type="float">
            <text:p>5.4966015431</text:p>
          </table:table-cell>
          <table:table-cell table:formula="of:=EXP([.D13])" office:value-type="float" office:value="0.600623257744111" calcext:value-type="float">
            <text:p>0.6006232577</text:p>
          </table:table-cell>
          <table:table-cell table:formula="of:=ABS([.E13]-[.F13])/[.E13]" office:value-type="float" office:value="0.89072825216872" calcext:value-type="float">
            <text:p>0.8907282522</text:p>
          </table:table-cell>
          <table:table-cell table:formula="of:=IF([.G13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w3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14])" office:value-type="float" office:value="1" calcext:value-type="float">
            <text:p>1</text:p>
          </table:table-cell>
          <table:table-cell table:formula="of:=EXP([.D14])" office:value-type="float" office:value="1" calcext:value-type="float">
            <text:p>1</text:p>
          </table:table-cell>
          <table:table-cell table:formula="of:=ABS([.E14]-[.F14])/[.E14]" office:value-type="float" office:value="0" calcext:value-type="float">
            <text:p>0</text:p>
          </table:table-cell>
          <table:table-cell table:formula="of:=IF([.G14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nr3</text:p>
          </table:table-cell>
          <table:table-cell office:value-type="string" calcext:value-type="string">
            <text:p>obsgroup</text:p>
          </table:table-cell>
          <table:table-cell office:value-type="float" office:value="1.63059" calcext:value-type="float">
            <text:p>1.63059</text:p>
          </table:table-cell>
          <table:table-cell office:value-type="float" office:value="-0.5097874" calcext:value-type="float">
            <text:p>-0.5097874</text:p>
          </table:table-cell>
          <table:table-cell table:formula="of:=EXP([.C15])" office:value-type="float" office:value="5.10688689312479" calcext:value-type="float">
            <text:p>5.1068868931</text:p>
          </table:table-cell>
          <table:table-cell table:formula="of:=EXP([.D15])" office:value-type="float" office:value="0.600623257744111" calcext:value-type="float">
            <text:p>0.6006232577</text:p>
          </table:table-cell>
          <table:table-cell table:formula="of:=ABS([.E15]-[.F15])/[.E15]" office:value-type="float" office:value="0.882389551538197" calcext:value-type="float">
            <text:p>0.8823895515</text:p>
          </table:table-cell>
          <table:table-cell table:formula="of:=IF([.G15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sum3</text:p>
          </table:table-cell>
          <table:table-cell office:value-type="string" calcext:value-type="string">
            <text:p>obsgroup</text:p>
          </table:table-cell>
          <table:table-cell office:value-type="float" office:value="2.36118" calcext:value-type="float">
            <text:p>2.36118</text:p>
          </table:table-cell>
          <table:table-cell office:value-type="float" office:value="0.1833598" calcext:value-type="float">
            <text:p>0.1833598</text:p>
          </table:table-cell>
          <table:table-cell table:formula="of:=EXP([.C16])" office:value-type="float" office:value="10.6034561514691" calcext:value-type="float">
            <text:p>10.6034561515</text:p>
          </table:table-cell>
          <table:table-cell table:formula="of:=EXP([.D16])" office:value-type="float" office:value="1.20124653884052" calcext:value-type="float">
            <text:p>1.2012465388</text:p>
          </table:table-cell>
          <table:table-cell table:formula="of:=ABS([.E16]-[.F16])/[.E16]" office:value-type="float" office:value="0.886711792675817" calcext:value-type="float">
            <text:p>0.8867117927</text:p>
          </table:table-cell>
          <table:table-cell table:formula="of:=IF([.G16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lbln3</text:p>
          </table:table-cell>
          <table:table-cell office:value-type="string" calcext:value-type="string">
            <text:p>obsgroup</text:p>
          </table:table-cell>
          <table:table-cell office:value-type="float" office:value="0.751745" calcext:value-type="float">
            <text:p>0.751745</text:p>
          </table:table-cell>
          <table:table-cell office:value-type="float" office:value="-1.259323" calcext:value-type="float">
            <text:p>-1.259323</text:p>
          </table:table-cell>
          <table:table-cell table:formula="of:=EXP([.C17])" office:value-type="float" office:value="2.12069740667627" calcext:value-type="float">
            <text:p>2.1206974067</text:p>
          </table:table-cell>
          <table:table-cell table:formula="of:=EXP([.D17])" office:value-type="float" office:value="0.283846125293815" calcext:value-type="float">
            <text:p>0.2838461253</text:p>
          </table:table-cell>
          <table:table-cell table:formula="of:=ABS([.E17]-[.F17])/[.E17]" office:value-type="float" office:value="0.866154348847589" calcext:value-type="float">
            <text:p>0.8661543488</text:p>
          </table:table-cell>
          <table:table-cell table:formula="of:=IF([.G17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gppall4</text:p>
          </table:table-cell>
          <table:table-cell office:value-type="string" calcext:value-type="string">
            <text:p>obsgroup</text:p>
          </table:table-cell>
          <table:table-cell office:value-type="float" office:value="3.53111" calcext:value-type="float">
            <text:p>3.53111</text:p>
          </table:table-cell>
          <table:table-cell office:value-type="float" office:value="2.988789" calcext:value-type="float">
            <text:p>2.988789</text:p>
          </table:table-cell>
          <table:table-cell table:formula="of:=EXP([.C18])" office:value-type="float" office:value="34.1618662486573" calcext:value-type="float">
            <text:p>34.1618662487</text:p>
          </table:table-cell>
          <table:table-cell table:formula="of:=EXP([.D18])" office:value-type="float" office:value="19.8616155055687" calcext:value-type="float">
            <text:p>19.8616155056</text:p>
          </table:table-cell>
          <table:table-cell table:formula="of:=ABS([.E18]-[.F18])/[.E18]" office:value-type="float" office:value="0.418602737889084" calcext:value-type="float">
            <text:p>0.4186027379</text:p>
          </table:table-cell>
          <table:table-cell table:formula="of:=IF([.G18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nppall4</text:p>
          </table:table-cell>
          <table:table-cell office:value-type="string" calcext:value-type="string">
            <text:p>obsgroup</text:p>
          </table:table-cell>
          <table:table-cell office:value-type="float" office:value="4.67421" calcext:value-type="float">
            <text:p>4.67421</text:p>
          </table:table-cell>
          <table:table-cell office:value-type="float" office:value="2.383495" calcext:value-type="float">
            <text:p>2.383495</text:p>
          </table:table-cell>
          <table:table-cell table:formula="of:=EXP([.C19])" office:value-type="float" office:value="107.147886817154" calcext:value-type="float">
            <text:p>107.1478868172</text:p>
          </table:table-cell>
          <table:table-cell table:formula="of:=EXP([.D19])" office:value-type="float" office:value="10.8427320674668" calcext:value-type="float">
            <text:p>10.8427320675</text:p>
          </table:table-cell>
          <table:table-cell table:formula="of:=ABS([.E19]-[.F19])/[.E19]" office:value-type="float" office:value="0.898805917787537" calcext:value-type="float">
            <text:p>0.8988059178</text:p>
          </table:table-cell>
          <table:table-cell table:formula="of:=IF([.G19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l4</text:p>
          </table:table-cell>
          <table:table-cell office:value-type="string" calcext:value-type="string">
            <text:p>obsgroup</text:p>
          </table:table-cell>
          <table:table-cell office:value-type="float" office:value="3.16928" calcext:value-type="float">
            <text:p>3.16928</text:p>
          </table:table-cell>
          <table:table-cell office:value-type="float" office:value="1.673739" calcext:value-type="float">
            <text:p>1.673739</text:p>
          </table:table-cell>
          <table:table-cell table:formula="of:=EXP([.C20])" office:value-type="float" office:value="23.7903491371112" calcext:value-type="float">
            <text:p>23.7903491371</text:p>
          </table:table-cell>
          <table:table-cell table:formula="of:=EXP([.D20])" office:value-type="float" office:value="5.33206717127172" calcext:value-type="float">
            <text:p>5.3320671713</text:p>
          </table:table-cell>
          <table:table-cell table:formula="of:=ABS([.E20]-[.F20])/[.E20]" office:value-type="float" office:value="0.775872680953888" calcext:value-type="float">
            <text:p>0.775872681</text:p>
          </table:table-cell>
          <table:table-cell table:formula="of:=IF([.G20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21])" office:value-type="float" office:value="1" calcext:value-type="float">
            <text:p>1</text:p>
          </table:table-cell>
          <table:table-cell table:formula="of:=EXP([.D21])" office:value-type="float" office:value="1" calcext:value-type="float">
            <text:p>1</text:p>
          </table:table-cell>
          <table:table-cell table:formula="of:=ABS([.E21]-[.F21])/[.E21]" office:value-type="float" office:value="0" calcext:value-type="float">
            <text:p>0</text:p>
          </table:table-cell>
          <table:table-cell table:formula="of:=IF([.G21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r4</text:p>
          </table:table-cell>
          <table:table-cell office:value-type="string" calcext:value-type="string">
            <text:p>obsgroup</text:p>
          </table:table-cell>
          <table:table-cell office:value-type="float" office:value="5.03197" calcext:value-type="float">
            <text:p>5.03197</text:p>
          </table:table-cell>
          <table:table-cell office:value-type="float" office:value="2.147222" calcext:value-type="float">
            <text:p>2.147222</text:p>
          </table:table-cell>
          <table:table-cell table:formula="of:=EXP([.C22])" office:value-type="float" office:value="153.234587684457" calcext:value-type="float">
            <text:p>153.2345876845</text:p>
          </table:table-cell>
          <table:table-cell table:formula="of:=EXP([.D22])" office:value-type="float" office:value="8.56104275579242" calcext:value-type="float">
            <text:p>8.5610427558</text:p>
          </table:table-cell>
          <table:table-cell table:formula="of:=ABS([.E22]-[.F22])/[.E22]" office:value-type="float" office:value="0.944131133282902" calcext:value-type="float">
            <text:p>0.9441311333</text:p>
          </table:table-cell>
          <table:table-cell table:formula="of:=IF([.G22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sum4</text:p>
          </table:table-cell>
          <table:table-cell office:value-type="string" calcext:value-type="string">
            <text:p>obsgroup</text:p>
          </table:table-cell>
          <table:table-cell office:value-type="float" office:value="5.17629" calcext:value-type="float">
            <text:p>5.17629</text:p>
          </table:table-cell>
          <table:table-cell office:value-type="float" office:value="2.631393" calcext:value-type="float">
            <text:p>2.631393</text:p>
          </table:table-cell>
          <table:table-cell table:formula="of:=EXP([.C23])" office:value-type="float" office:value="177.024829075747" calcext:value-type="float">
            <text:p>177.0248290757</text:p>
          </table:table-cell>
          <table:table-cell table:formula="of:=EXP([.D23])" office:value-type="float" office:value="13.8931095305275" calcext:value-type="float">
            <text:p>13.8931095305</text:p>
          </table:table-cell>
          <table:table-cell table:formula="of:=ABS([.E23]-[.F23])/[.E23]" office:value-type="float" office:value="0.921518864878651" calcext:value-type="float">
            <text:p>0.9215188649</text:p>
          </table:table-cell>
          <table:table-cell table:formula="of:=IF([.G23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l4</text:p>
          </table:table-cell>
          <table:table-cell office:value-type="string" calcext:value-type="string">
            <text:p>obsgroup</text:p>
          </table:table-cell>
          <table:table-cell office:value-type="float" office:value="0.536978" calcext:value-type="float">
            <text:p>0.536978</text:p>
          </table:table-cell>
          <table:table-cell office:value-type="float" office:value="-1.56729" calcext:value-type="float">
            <text:p>-1.56729</text:p>
          </table:table-cell>
          <table:table-cell table:formula="of:=EXP([.C24])" office:value-type="float" office:value="1.71082891726274" calcext:value-type="float">
            <text:p>1.7108289173</text:p>
          </table:table-cell>
          <table:table-cell table:formula="of:=EXP([.D24])" office:value-type="float" office:value="0.208609749444091" calcext:value-type="float">
            <text:p>0.2086097494</text:p>
          </table:table-cell>
          <table:table-cell table:formula="of:=ABS([.E24]-[.F24])/[.E24]" office:value-type="float" office:value="0.87806510204547" calcext:value-type="float">
            <text:p>0.878065102</text:p>
          </table:table-cell>
          <table:table-cell table:formula="of:=IF([.G24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w4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25])" office:value-type="float" office:value="1" calcext:value-type="float">
            <text:p>1</text:p>
          </table:table-cell>
          <table:table-cell table:formula="of:=EXP([.D25])" office:value-type="float" office:value="1" calcext:value-type="float">
            <text:p>1</text:p>
          </table:table-cell>
          <table:table-cell table:formula="of:=ABS([.E25]-[.F25])/[.E25]" office:value-type="float" office:value="0" calcext:value-type="float">
            <text:p>0</text:p>
          </table:table-cell>
          <table:table-cell table:formula="of:=IF([.G25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nr4</text:p>
          </table:table-cell>
          <table:table-cell office:value-type="string" calcext:value-type="string">
            <text:p>obsgroup</text:p>
          </table:table-cell>
          <table:table-cell office:value-type="float" office:value="1.17124" calcext:value-type="float">
            <text:p>1.17124</text:p>
          </table:table-cell>
          <table:table-cell office:value-type="float" office:value="-1.127656" calcext:value-type="float">
            <text:p>-1.127656</text:p>
          </table:table-cell>
          <table:table-cell table:formula="of:=EXP([.C26])" office:value-type="float" office:value="3.22599038749239" calcext:value-type="float">
            <text:p>3.2259903875</text:p>
          </table:table-cell>
          <table:table-cell table:formula="of:=EXP([.D26])" office:value-type="float" office:value="0.323791334495714" calcext:value-type="float">
            <text:p>0.3237913345</text:p>
          </table:table-cell>
          <table:table-cell table:formula="of:=ABS([.E26]-[.F26])/[.E26]" office:value-type="float" office:value="0.899630409392695" calcext:value-type="float">
            <text:p>0.8996304094</text:p>
          </table:table-cell>
          <table:table-cell table:formula="of:=IF([.G26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sum4</text:p>
          </table:table-cell>
          <table:table-cell office:value-type="string" calcext:value-type="string">
            <text:p>obsgroup</text:p>
          </table:table-cell>
          <table:table-cell office:value-type="float" office:value="1.59672" calcext:value-type="float">
            <text:p>1.59672</text:p>
          </table:table-cell>
          <table:table-cell office:value-type="float" office:value="-0.6303582" calcext:value-type="float">
            <text:p>-0.6303582</text:p>
          </table:table-cell>
          <table:table-cell table:formula="of:=EXP([.C27])" office:value-type="float" office:value="4.93681309228892" calcext:value-type="float">
            <text:p>4.9368130923</text:p>
          </table:table-cell>
          <table:table-cell table:formula="of:=EXP([.D27])" office:value-type="float" office:value="0.532401060787389" calcext:value-type="float">
            <text:p>0.5324010608</text:p>
          </table:table-cell>
          <table:table-cell table:formula="of:=ABS([.E27]-[.F27])/[.E27]" office:value-type="float" office:value="0.892156933869144" calcext:value-type="float">
            <text:p>0.8921569339</text:p>
          </table:table-cell>
          <table:table-cell table:formula="of:=IF([.G27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lbln4</text:p>
          </table:table-cell>
          <table:table-cell office:value-type="string" calcext:value-type="string">
            <text:p>obsgroup</text:p>
          </table:table-cell>
          <table:table-cell table:style-name="ce2" office:value-type="float" office:value="-0.01271911" calcext:value-type="float">
            <text:p>-1.27E-002</text:p>
          </table:table-cell>
          <table:table-cell office:value-type="float" office:value="-2.018629" calcext:value-type="float">
            <text:p>-2.018629</text:p>
          </table:table-cell>
          <table:table-cell table:formula="of:=EXP([.C28])" office:value-type="float" office:value="0.98736143602669" calcext:value-type="float">
            <text:p>0.987361436</text:p>
          </table:table-cell>
          <table:table-cell table:formula="of:=EXP([.D28])" office:value-type="float" office:value="0.132837460452067" calcext:value-type="float">
            <text:p>0.1328374605</text:p>
          </table:table-cell>
          <table:table-cell table:formula="of:=ABS([.E28]-[.F28])/[.E28]" office:value-type="float" office:value="0.86546217463523" calcext:value-type="float">
            <text:p>0.8654621746</text:p>
          </table:table-cell>
          <table:table-cell table:formula="of:=IF([.G28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gppall5</text:p>
          </table:table-cell>
          <table:table-cell office:value-type="string" calcext:value-type="string">
            <text:p>obsgroup</text:p>
          </table:table-cell>
          <table:table-cell office:value-type="float" office:value="3.24491" calcext:value-type="float">
            <text:p>3.24491</text:p>
          </table:table-cell>
          <table:table-cell office:value-type="float" office:value="3.764374" calcext:value-type="float">
            <text:p>3.764374</text:p>
          </table:table-cell>
          <table:table-cell table:formula="of:=EXP([.C29])" office:value-type="float" office:value="25.6594006102496" calcext:value-type="float">
            <text:p>25.6594006102</text:p>
          </table:table-cell>
          <table:table-cell table:formula="of:=EXP([.D29])" office:value-type="float" office:value="43.1366938356374" calcext:value-type="float">
            <text:p>43.1366938356</text:p>
          </table:table-cell>
          <table:table-cell table:formula="of:=ABS([.E29]-[.F29])/[.E29]" office:value-type="float" office:value="0.681126324455392" calcext:value-type="float">
            <text:p>0.6811263245</text:p>
          </table:table-cell>
          <table:table-cell table:formula="of:=IF([.G29]&lt;=0.3;&quot;X&quot;;&quot;&quot;)">
            <text:p/>
          </table:table-cell>
        </table:table-row>
        <table:table-row table:style-name="ro1">
          <table:table-cell office:value-type="string" calcext:value-type="string">
            <text:p>nppall5</text:p>
          </table:table-cell>
          <table:table-cell office:value-type="string" calcext:value-type="string">
            <text:p>obsgroup</text:p>
          </table:table-cell>
          <table:table-cell office:value-type="float" office:value="2.55177" calcext:value-type="float">
            <text:p>2.55177</text:p>
          </table:table-cell>
          <table:table-cell office:value-type="float" office:value="2.255216" calcext:value-type="float">
            <text:p>2.255216</text:p>
          </table:table-cell>
          <table:table-cell table:formula="of:=EXP([.C30])" office:value-type="float" office:value="12.8297924298877" calcext:value-type="float">
            <text:p>12.8297924299</text:p>
          </table:table-cell>
          <table:table-cell table:formula="of:=EXP([.D30])" office:value-type="float" office:value="9.53735315595709" calcext:value-type="float">
            <text:p>9.537353156</text:p>
          </table:table-cell>
          <table:table-cell table:formula="of:=ABS([.E30]-[.F30])/[.E30]" office:value-type="float" office:value="0.256624516095887" calcext:value-type="float">
            <text:p>0.2566245161</text:p>
          </table:table-cell>
          <table:table-cell table:formula="of:=IF([.G30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l5</text:p>
          </table:table-cell>
          <table:table-cell office:value-type="string" calcext:value-type="string">
            <text:p>obsgroup</text:p>
          </table:table-cell>
          <table:table-cell office:value-type="float" office:value="2.55177" calcext:value-type="float">
            <text:p>2.55177</text:p>
          </table:table-cell>
          <table:table-cell office:value-type="float" office:value="4.480719" calcext:value-type="float">
            <text:p>4.480719</text:p>
          </table:table-cell>
          <table:table-cell table:formula="of:=EXP([.C31])" office:value-type="float" office:value="12.8297924298877" calcext:value-type="float">
            <text:p>12.8297924299</text:p>
          </table:table-cell>
          <table:table-cell table:formula="of:=EXP([.D31])" office:value-type="float" office:value="88.2981362177146" calcext:value-type="float">
            <text:p>88.2981362177</text:p>
          </table:table-cell>
          <table:table-cell table:formula="of:=ABS([.E31]-[.F31])/[.E31]" office:value-type="float" office:value="5.88227317006465" calcext:value-type="float">
            <text:p>5.8822731701</text:p>
          </table:table-cell>
          <table:table-cell table:formula="of:=IF([.G31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32])" office:value-type="float" office:value="1" calcext:value-type="float">
            <text:p>1</text:p>
          </table:table-cell>
          <table:table-cell table:formula="of:=EXP([.D32])" office:value-type="float" office:value="1" calcext:value-type="float">
            <text:p>1</text:p>
          </table:table-cell>
          <table:table-cell table:formula="of:=ABS([.E32]-[.F32])/[.E32]" office:value-type="float" office:value="0" calcext:value-type="float">
            <text:p>0</text:p>
          </table:table-cell>
          <table:table-cell table:formula="of:=IF([.G32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33])" office:value-type="float" office:value="1" calcext:value-type="float">
            <text:p>1</text:p>
          </table:table-cell>
          <table:table-cell table:formula="of:=EXP([.D33])" office:value-type="float" office:value="1" calcext:value-type="float">
            <text:p>1</text:p>
          </table:table-cell>
          <table:table-cell table:formula="of:=ABS([.E33]-[.F33])/[.E33]" office:value-type="float" office:value="0" calcext:value-type="float">
            <text:p>0</text:p>
          </table:table-cell>
          <table:table-cell table:formula="of:=IF([.G33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sum5</text:p>
          </table:table-cell>
          <table:table-cell office:value-type="string" calcext:value-type="string">
            <text:p>obsgroup</text:p>
          </table:table-cell>
          <table:table-cell office:value-type="float" office:value="2.55177" calcext:value-type="float">
            <text:p>2.55177</text:p>
          </table:table-cell>
          <table:table-cell office:value-type="float" office:value="4.480719" calcext:value-type="float">
            <text:p>4.480719</text:p>
          </table:table-cell>
          <table:table-cell table:formula="of:=EXP([.C34])" office:value-type="float" office:value="12.8297924298877" calcext:value-type="float">
            <text:p>12.8297924299</text:p>
          </table:table-cell>
          <table:table-cell table:formula="of:=EXP([.D34])" office:value-type="float" office:value="88.2981362177146" calcext:value-type="float">
            <text:p>88.2981362177</text:p>
          </table:table-cell>
          <table:table-cell table:formula="of:=ABS([.E34]-[.F34])/[.E34]" office:value-type="float" office:value="5.88227317006465" calcext:value-type="float">
            <text:p>5.8822731701</text:p>
          </table:table-cell>
          <table:table-cell table:formula="of:=IF([.G34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l5</text:p>
          </table:table-cell>
          <table:table-cell office:value-type="string" calcext:value-type="string">
            <text:p>obsgroup</text:p>
          </table:table-cell>
          <table:table-cell office:value-type="float" office:value="-1.04355" calcext:value-type="float">
            <text:p>-1.04355</text:p>
          </table:table-cell>
          <table:table-cell office:value-type="float" office:value="0.3589212" calcext:value-type="float">
            <text:p>0.3589212</text:p>
          </table:table-cell>
          <table:table-cell table:formula="of:=EXP([.C35])" office:value-type="float" office:value="0.352202142410951" calcext:value-type="float">
            <text:p>0.3522021424</text:p>
          </table:table-cell>
          <table:table-cell table:formula="of:=EXP([.D35])" office:value-type="float" office:value="1.43178397254922" calcext:value-type="float">
            <text:p>1.4317839725</text:p>
          </table:table-cell>
          <table:table-cell table:formula="of:=ABS([.E35]-[.F35])/[.E35]" office:value-type="float" office:value="3.06523356941595" calcext:value-type="float">
            <text:p>3.0652335694</text:p>
          </table:table-cell>
          <table:table-cell table:formula="of:=IF([.G35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nw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36])" office:value-type="float" office:value="1" calcext:value-type="float">
            <text:p>1</text:p>
          </table:table-cell>
          <table:table-cell table:formula="of:=EXP([.D36])" office:value-type="float" office:value="1" calcext:value-type="float">
            <text:p>1</text:p>
          </table:table-cell>
          <table:table-cell table:formula="of:=ABS([.E36]-[.F36])/[.E36]" office:value-type="float" office:value="0" calcext:value-type="float">
            <text:p>0</text:p>
          </table:table-cell>
          <table:table-cell table:formula="of:=IF([.G36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nr5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37])" office:value-type="float" office:value="1" calcext:value-type="float">
            <text:p>1</text:p>
          </table:table-cell>
          <table:table-cell table:formula="of:=EXP([.D37])" office:value-type="float" office:value="1" calcext:value-type="float">
            <text:p>1</text:p>
          </table:table-cell>
          <table:table-cell table:formula="of:=ABS([.E37]-[.F37])/[.E37]" office:value-type="float" office:value="0" calcext:value-type="float">
            <text:p>0</text:p>
          </table:table-cell>
          <table:table-cell table:formula="of:=IF([.G37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nsum5</text:p>
          </table:table-cell>
          <table:table-cell office:value-type="string" calcext:value-type="string">
            <text:p>obsgroup</text:p>
          </table:table-cell>
          <table:table-cell office:value-type="float" office:value="-1.04355" calcext:value-type="float">
            <text:p>-1.04355</text:p>
          </table:table-cell>
          <table:table-cell office:value-type="float" office:value="0.3589212" calcext:value-type="float">
            <text:p>0.3589212</text:p>
          </table:table-cell>
          <table:table-cell table:formula="of:=EXP([.C38])" office:value-type="float" office:value="0.352202142410951" calcext:value-type="float">
            <text:p>0.3522021424</text:p>
          </table:table-cell>
          <table:table-cell table:formula="of:=EXP([.D38])" office:value-type="float" office:value="1.43178397254922" calcext:value-type="float">
            <text:p>1.4317839725</text:p>
          </table:table-cell>
          <table:table-cell table:formula="of:=ABS([.E38]-[.F38])/[.E38]" office:value-type="float" office:value="3.06523356941595" calcext:value-type="float">
            <text:p>3.0652335694</text:p>
          </table:table-cell>
          <table:table-cell table:formula="of:=IF([.G38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lbln5</text:p>
          </table:table-cell>
          <table:table-cell office:value-type="string" calcext:value-type="string">
            <text:p>obsgroup</text:p>
          </table:table-cell>
          <table:table-cell office:value-type="float" office:value="-2.65299" calcext:value-type="float">
            <text:p>-2.65299</text:p>
          </table:table-cell>
          <table:table-cell office:value-type="float" office:value="-1.176917" calcext:value-type="float">
            <text:p>-1.176917</text:p>
          </table:table-cell>
          <table:table-cell table:formula="of:=EXP([.C39])" office:value-type="float" office:value="0.0704402814333072" calcext:value-type="float">
            <text:p>0.0704402814</text:p>
          </table:table-cell>
          <table:table-cell table:formula="of:=EXP([.D39])" office:value-type="float" office:value="0.308227540779275" calcext:value-type="float">
            <text:p>0.3082275408</text:p>
          </table:table-cell>
          <table:table-cell table:formula="of:=ABS([.E39]-[.F39])/[.E39]" office:value-type="float" office:value="3.37572841146445" calcext:value-type="float">
            <text:p>3.3757284115</text:p>
          </table:table-cell>
          <table:table-cell table:formula="of:=IF([.G39]&lt;=0.3;&quot;X&quot;;&quot;&quot;)">
            <text:p/>
          </table:table-cell>
        </table:table-row>
        <table:table-row table:style-name="ro1">
          <table:table-cell office:value-type="string" calcext:value-type="string">
            <text:p>gppall6</text:p>
          </table:table-cell>
          <table:table-cell office:value-type="string" calcext:value-type="string">
            <text:p>obsgroup</text:p>
          </table:table-cell>
          <table:table-cell office:value-type="float" office:value="3.53111" calcext:value-type="float">
            <text:p>3.53111</text:p>
          </table:table-cell>
          <table:table-cell office:value-type="float" office:value="3.552091" calcext:value-type="float">
            <text:p>3.552091</text:p>
          </table:table-cell>
          <table:table-cell table:formula="of:=EXP([.C40])" office:value-type="float" office:value="34.1618662486573" calcext:value-type="float">
            <text:p>34.1618662487</text:p>
          </table:table-cell>
          <table:table-cell table:formula="of:=EXP([.D40])" office:value-type="float" office:value="34.8861882943461" calcext:value-type="float">
            <text:p>34.8861882943</text:p>
          </table:table-cell>
          <table:table-cell table:formula="of:=ABS([.E40]-[.F40])/[.E40]" office:value-type="float" office:value="0.0212026486028768" calcext:value-type="float">
            <text:p>0.0212026486</text:p>
          </table:table-cell>
          <table:table-cell table:formula="of:=IF([.G40]&lt;=0.3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nppall6</text:p>
          </table:table-cell>
          <table:table-cell office:value-type="string" calcext:value-type="string">
            <text:p>obsgroup</text:p>
          </table:table-cell>
          <table:table-cell office:value-type="float" office:value="2.83797" calcext:value-type="float">
            <text:p>2.83797</text:p>
          </table:table-cell>
          <table:table-cell office:value-type="float" office:value="2.484738" calcext:value-type="float">
            <text:p>2.484738</text:p>
          </table:table-cell>
          <table:table-cell table:formula="of:=EXP([.C41])" office:value-type="float" office:value="17.0810557754332" calcext:value-type="float">
            <text:p>17.0810557754</text:p>
          </table:table-cell>
          <table:table-cell table:formula="of:=EXP([.D41])" office:value-type="float" office:value="11.9979763731909" calcext:value-type="float">
            <text:p>11.9979763732</text:p>
          </table:table-cell>
          <table:table-cell table:formula="of:=ABS([.E41]-[.F41])/[.E41]" office:value-type="float" office:value="0.297585785625326" calcext:value-type="float">
            <text:p>0.2975857856</text:p>
          </table:table-cell>
          <table:table-cell table:formula="of:=IF([.G41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l6</text:p>
          </table:table-cell>
          <table:table-cell office:value-type="string" calcext:value-type="string">
            <text:p>obsgroup</text:p>
          </table:table-cell>
          <table:table-cell office:value-type="float" office:value="3.78268" calcext:value-type="float">
            <text:p>3.78268</text:p>
          </table:table-cell>
          <table:table-cell office:value-type="float" office:value="4.509449" calcext:value-type="float">
            <text:p>4.509449</text:p>
          </table:table-cell>
          <table:table-cell table:formula="of:=EXP([.C42])" office:value-type="float" office:value="43.9336262202566" calcext:value-type="float">
            <text:p>43.9336262203</text:p>
          </table:table-cell>
          <table:table-cell table:formula="of:=EXP([.D42])" office:value-type="float" office:value="90.8717343879732" calcext:value-type="float">
            <text:p>90.871734388</text:p>
          </table:table-cell>
          <table:table-cell table:formula="of:=ABS([.E42]-[.F42])/[.E42]" office:value-type="float" office:value="1.06838684183266" calcext:value-type="float">
            <text:p>1.0683868418</text:p>
          </table:table-cell>
          <table:table-cell table:formula="of:=IF([.G42]&lt;=0.3;&quot;X&quot;;&quot;&quot;)">
            <text:p/>
          </table:table-cell>
        </table:table-row>
        <table:table-row table:style-name="ro1" table:visibility="filter">
          <table:table-cell office:value-type="string" calcext:value-type="string">
            <text:p>vegc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43])" office:value-type="float" office:value="1" calcext:value-type="float">
            <text:p>1</text:p>
          </table:table-cell>
          <table:table-cell table:formula="of:=EXP([.D43])" office:value-type="float" office:value="1" calcext:value-type="float">
            <text:p>1</text:p>
          </table:table-cell>
          <table:table-cell table:formula="of:=ABS([.E43]-[.F43])/[.E43]" office:value-type="float" office:value="0" calcext:value-type="float">
            <text:p>0</text:p>
          </table:table-cell>
          <table:table-cell table:formula="of:=IF([.G43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44])" office:value-type="float" office:value="1" calcext:value-type="float">
            <text:p>1</text:p>
          </table:table-cell>
          <table:table-cell table:formula="of:=EXP([.D44])" office:value-type="float" office:value="1" calcext:value-type="float">
            <text:p>1</text:p>
          </table:table-cell>
          <table:table-cell table:formula="of:=ABS([.E44]-[.F44])/[.E44]" office:value-type="float" office:value="0" calcext:value-type="float">
            <text:p>0</text:p>
          </table:table-cell>
          <table:table-cell table:formula="of:=IF([.G44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csum6</text:p>
          </table:table-cell>
          <table:table-cell office:value-type="string" calcext:value-type="string">
            <text:p>obsgroup</text:p>
          </table:table-cell>
          <table:table-cell office:value-type="float" office:value="3.78268" calcext:value-type="float">
            <text:p>3.78268</text:p>
          </table:table-cell>
          <table:table-cell office:value-type="float" office:value="4.509449" calcext:value-type="float">
            <text:p>4.509449</text:p>
          </table:table-cell>
          <table:table-cell table:formula="of:=EXP([.C45])" office:value-type="float" office:value="43.9336262202566" calcext:value-type="float">
            <text:p>43.9336262203</text:p>
          </table:table-cell>
          <table:table-cell table:formula="of:=EXP([.D45])" office:value-type="float" office:value="90.8717343879732" calcext:value-type="float">
            <text:p>90.871734388</text:p>
          </table:table-cell>
          <table:table-cell table:formula="of:=ABS([.E45]-[.F45])/[.E45]" office:value-type="float" office:value="1.06838684183266" calcext:value-type="float">
            <text:p>1.0683868418</text:p>
          </table:table-cell>
          <table:table-cell table:formula="of:=IF([.G45]&lt;=0.3;&quot;X&quot;;&quot;&quot;)">
            <text:p/>
          </table:table-cell>
        </table:table-row>
        <table:table-row table:style-name="ro1">
          <table:table-cell office:value-type="string" calcext:value-type="string">
            <text:p>vegnl6</text:p>
          </table:table-cell>
          <table:table-cell office:value-type="string" calcext:value-type="string">
            <text:p>obsgroup</text:p>
          </table:table-cell>
          <table:table-cell office:value-type="float" office:value="0.479661" calcext:value-type="float">
            <text:p>0.479661</text:p>
          </table:table-cell>
          <table:table-cell office:value-type="float" office:value="0.3099935" calcext:value-type="float">
            <text:p>0.3099935</text:p>
          </table:table-cell>
          <table:table-cell table:formula="of:=EXP([.C46])" office:value-type="float" office:value="1.6155266458205" calcext:value-type="float">
            <text:p>1.6155266458</text:p>
          </table:table-cell>
          <table:table-cell table:formula="of:=EXP([.D46])" office:value-type="float" office:value="1.36341625189774" calcext:value-type="float">
            <text:p>1.3634162519</text:p>
          </table:table-cell>
          <table:table-cell table:formula="of:=ABS([.E46]-[.F46])/[.E46]" office:value-type="float" office:value="0.15605461821072" calcext:value-type="float">
            <text:p>0.1560546182</text:p>
          </table:table-cell>
          <table:table-cell table:formula="of:=IF([.G46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nw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47])" office:value-type="float" office:value="1" calcext:value-type="float">
            <text:p>1</text:p>
          </table:table-cell>
          <table:table-cell table:formula="of:=EXP([.D47])" office:value-type="float" office:value="1" calcext:value-type="float">
            <text:p>1</text:p>
          </table:table-cell>
          <table:table-cell table:formula="of:=ABS([.E47]-[.F47])/[.E47]" office:value-type="float" office:value="0" calcext:value-type="float">
            <text:p>0</text:p>
          </table:table-cell>
          <table:table-cell table:formula="of:=IF([.G47]&lt;=0.3;&quot;X&quot;;&quot;&quot;)" office:value-type="string" office:string-value="X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vegnr6</text:p>
          </table:table-cell>
          <table:table-cell office:value-type="string" calcext:value-type="string">
            <text:p>obsgrou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EXP([.C48])" office:value-type="float" office:value="1" calcext:value-type="float">
            <text:p>1</text:p>
          </table:table-cell>
          <table:table-cell table:formula="of:=EXP([.D48])" office:value-type="float" office:value="1" calcext:value-type="float">
            <text:p>1</text:p>
          </table:table-cell>
          <table:table-cell table:formula="of:=ABS([.E48]-[.F48])/[.E48]" office:value-type="float" office:value="0" calcext:value-type="float">
            <text:p>0</text:p>
          </table:table-cell>
          <table:table-cell table:formula="of:=IF([.G48]&lt;=0.3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nsum6</text:p>
          </table:table-cell>
          <table:table-cell office:value-type="string" calcext:value-type="string">
            <text:p>obsgroup</text:p>
          </table:table-cell>
          <table:table-cell office:value-type="float" office:value="0.479661" calcext:value-type="float">
            <text:p>0.479661</text:p>
          </table:table-cell>
          <table:table-cell office:value-type="float" office:value="0.3099935" calcext:value-type="float">
            <text:p>0.3099935</text:p>
          </table:table-cell>
          <table:table-cell table:formula="of:=EXP([.C49])" office:value-type="float" office:value="1.6155266458205" calcext:value-type="float">
            <text:p>1.6155266458</text:p>
          </table:table-cell>
          <table:table-cell table:formula="of:=EXP([.D49])" office:value-type="float" office:value="1.36341625189774" calcext:value-type="float">
            <text:p>1.3634162519</text:p>
          </table:table-cell>
          <table:table-cell table:formula="of:=ABS([.E49]-[.F49])/[.E49]" office:value-type="float" office:value="0.15605461821072" calcext:value-type="float">
            <text:p>0.1560546182</text:p>
          </table:table-cell>
          <table:table-cell table:formula="of:=IF([.G49]&lt;=0.3;&quot;X&quot;;&quot;&quot;)" office:value-type="string" office:string-value="X" calcext:value-type="string">
            <text:p>X</text:p>
          </table:table-cell>
        </table:table-row>
        <table:table-row table:style-name="ro1">
          <table:table-cell office:value-type="string" calcext:value-type="string">
            <text:p>veglbln6</text:p>
          </table:table-cell>
          <table:table-cell office:value-type="string" calcext:value-type="string">
            <text:p>obsgroup</text:p>
          </table:table-cell>
          <table:table-cell office:value-type="float" office:value="-1.12978" calcext:value-type="float">
            <text:p>-1.12978</text:p>
          </table:table-cell>
          <table:table-cell office:value-type="float" office:value="-1.189738" calcext:value-type="float">
            <text:p>-1.189738</text:p>
          </table:table-cell>
          <table:table-cell table:formula="of:=EXP([.C50])" office:value-type="float" office:value="0.323104331556644" calcext:value-type="float">
            <text:p>0.3231043316</text:p>
          </table:table-cell>
          <table:table-cell table:formula="of:=EXP([.D50])" office:value-type="float" office:value="0.304300980480284" calcext:value-type="float">
            <text:p>0.3043009805</text:p>
          </table:table-cell>
          <table:table-cell table:formula="of:=ABS([.E50]-[.F50])/[.E50]" office:value-type="float" office:value="0.0581959114746927" calcext:value-type="float">
            <text:p>0.0581959115</text:p>
          </table:table-cell>
          <table:table-cell table:formula="of:=IF([.G50]&lt;=0.3;&quot;X&quot;;&quot;&quot;)" office:value-type="string" office:string-value="X" calcext:value-type="string">
            <text:p>X</text:p>
          </table:table-cell>
        </table:table-row>
      </table:table>
      <table:named-expressions/>
      <table:database-ranges>
        <table:database-range table:name="__Anonymous_Sheet_DB__3" table:target-range-address="log2.A1:log2.H50" table:display-filter-buttons="true">
          <table:filter>
            <table:filter-and>
              <table:filter-condition table:field-number="7" table:value="X" table:operator="="/>
              <table:filter-condition table:field-number="6" table:value="0.256624516095887" table:operator="=">
                <table:filter-set-item table:value="0.256624516095887"/>
                <table:filter-set-item table:value="0.15605461821072"/>
                <table:filter-set-item table:value="0.141818788860633"/>
                <table:filter-set-item table:value="0.0581959114746927"/>
                <table:filter-set-item table:value="0.0212026486028768"/>
                <table:filter-set-item table:value="0.297585785625326"/>
                <table:filter-set-item table:value="0.00045010126518810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9:08:27.714330661</meta:creation-date>
    <dc:date>2015-09-01T10:16:47.809080115</dc:date>
    <meta:editing-duration>PT37M59S</meta:editing-duration>
    <meta:editing-cycles>1</meta:editing-cycles>
    <meta:document-statistic meta:table-count="4" meta:cell-count="1117" meta:object-count="0"/>
    <meta:generator>LibreOffice/4.2.8.2$Linux_X86_64 LibreOffice_project/420m0$Build-2</meta:generator>
  </office:meta>
</office:document-meta>
</file>